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ゴシック2" svg:font-family="'IPA Pゴシック', IPAPGothic" style:font-adornments="標準" style:font-family-generic="moder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Hiragino Kaku Gothic Pro1" svg:font-family="'Hiragino Kaku Gothic Pro'" style:font-family-generic="swiss" style:font-pitch="variable"/>
    <style:font-face style:name="Hiragino Kaku Gothic Pro" svg:font-family="'Hiragino Kaku Gothic Pro'" style:font-adornments="標準" style:font-family-generic="swiss" style:font-pitch="variable"/>
    <style:font-face style:name="Hiragino Maru Gothic ProN1" svg:font-family="'Hiragino Maru Gothic ProN'" style:font-family-generic="swiss" style:font-pitch="variable"/>
    <style:font-face style:name="Hiragino Maru Gothic ProN" svg:font-family="'Hiragino Maru Gothic ProN'" style:font-adornments="標準" style:font-family-generic="swiss" style:font-pitch="variable"/>
    <style:font-face style:name="IPA Pゴシック3" svg:font-family="'IPA Pゴシック', IPAPGothic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6cm" fo:min-width="9.372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7.617cm" fo:min-width="7.908cm"/>
    </style:style>
    <style:style style:name="gr4" style:family="graphic" style:parent-style-name="standard">
      <style:graphic-properties draw:stroke="none" svg:stroke-color="#000000" draw:fill="none" draw:fill-color="#ffffff" fo:min-height="7.238cm"/>
    </style:style>
    <style:style style:name="gr5" style:family="graphic" style:parent-style-name="standard">
      <style:graphic-properties draw:stroke="none" svg:stroke-color="#000000" draw:fill="none" draw:fill-color="#ffffff" fo:min-height="0.47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66cm" fo:min-width="0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7.6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3cm" fo:min-width="0cm"/>
    </style:style>
    <style:style style:name="gr12" style:family="graphic" style:parent-style-name="objectwithoutfill">
      <style:graphic-properties draw:stroke="dash" draw:stroke-dash="Dashed_20__28_var_29_" draw:fill="none" draw:textarea-horizontal-align="center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938cm" fo:min-width="3.57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3.177cm"/>
    </style:style>
    <style:style style:name="gr15" style:family="graphic" style:parent-style-name="standard">
      <style:graphic-properties draw:stroke="none" svg:stroke-color="#000000" draw:fill="none" draw:fill-color="#ffffff" fo:min-height="0.975cm"/>
    </style:style>
    <style:style style:name="gr16" style:family="graphic">
      <style:graphic-properties draw:textarea-horizontal-align="justify" draw:textarea-vertical-align="middle" draw:auto-grow-height="false" fo:min-height="6.26cm" fo:min-width="9.372cm"/>
    </style:style>
    <style:style style:name="gr17" style:family="graphic">
      <style:graphic-properties draw:textarea-horizontal-align="justify" draw:textarea-vertical-align="middle" draw:auto-grow-height="false" fo:min-height="7.617cm" fo:min-width="7.908cm"/>
    </style:style>
    <style:style style:name="gr18" style:family="graphic">
      <style:graphic-properties draw:textarea-horizontal-align="justify" draw:textarea-vertical-align="middle" draw:auto-grow-height="false" fo:min-height="0.938cm" fo:min-width="3.578cm"/>
    </style:style>
    <style:style style:name="gr19" style:family="graphic" style:parent-style-name="standard">
      <style:graphic-properties draw:textarea-horizontal-align="justify" draw:textarea-vertical-align="middle" draw:auto-grow-height="false" fo:min-height="0.637cm" fo:min-width="3.068cm"/>
    </style:style>
    <style:style style:name="gr20" style:family="graphic" style:parent-style-name="standard">
      <style:graphic-properties draw:stroke="none" svg:stroke-color="#000000" draw:fill="none" draw:fill-color="#ffffff" fo:min-height="0.601cm"/>
    </style:style>
    <style:style style:name="gr21" style:family="graphic">
      <style:graphic-properties draw:fill="solid" draw:fill-color="#ff0000" draw:textarea-horizontal-align="justify" draw:textarea-vertical-align="middle" draw:auto-grow-height="false" fo:min-height="0.637cm" fo:min-width="3.068cm"/>
    </style:style>
    <style:style style:name="gr22" style:family="graphic">
      <style:graphic-properties draw:fill="none" draw:fill-color="#ff0000" draw:textarea-horizontal-align="justify" draw:textarea-vertical-align="middle" draw:auto-grow-height="false" fo:min-height="0.637cm" fo:min-width="3.068cm"/>
    </style:style>
    <style:style style:name="gr23" style:family="graphic" style:parent-style-name="standard">
      <style:graphic-properties draw:textarea-horizontal-align="justify" draw:textarea-vertical-align="middle" draw:auto-grow-height="false" fo:min-height="1.174cm" fo:min-width="2.755cm"/>
    </style:style>
    <style:style style:name="gr24" style:family="graphic">
      <style:graphic-properties draw:fill="solid" draw:fill-color="#ff0000" draw:textarea-horizontal-align="justify" draw:textarea-vertical-align="middle" draw:auto-grow-height="false" fo:min-height="1.174cm" fo:min-width="2.755cm"/>
    </style:style>
    <style:style style:name="P1" style:family="paragraph">
      <style:paragraph-properties fo:text-align="center"/>
    </style:style>
    <style:style style:name="P2" style:family="paragraph">
      <style:text-properties style:font-name="Hiragino Kaku Gothic Pro1" fo:font-size="10pt" style:font-size-asian="10pt" style:font-size-complex="10pt"/>
    </style:style>
    <style:style style:name="P3" style:family="paragraph">
      <style:text-properties style:font-name="Hiragino Kaku Gothic Pro1" fo:font-size="12pt" style:font-size-asian="12pt" style:font-size-complex="12pt"/>
    </style:style>
    <style:style style:name="P4" style:family="paragraph">
      <style:text-properties style:font-name="Hiragino Kaku Gothic Pro1"/>
    </style:style>
    <style:style style:name="P5" style:family="paragraph">
      <style:text-properties style:font-name="Hiragino Kaku Gothic Pro1" fo:font-size="18pt"/>
    </style:style>
    <style:style style:name="P6" style:family="paragraph">
      <style:text-properties style:font-name="Hiragino Kaku Gothic Pro1" style:font-name-asian="Hiragino Kaku Gothic Pro1"/>
    </style:style>
    <style:style style:name="P7" style:family="paragraph">
      <style:text-properties fo:color="#ff3366" style:font-name="Hiragino Kaku Gothic Pro1" fo:font-size="18pt"/>
    </style:style>
    <style:style style:name="P8" style:family="paragraph">
      <style:text-properties style:font-name="Hiragino Kaku Gothic Pro1" style:font-name-asian="Hiragino Kaku Gothic Pro1" style:font-size-asian="18pt"/>
    </style:style>
    <style:style style:name="P9" style:family="paragraph">
      <style:text-properties fo:color="#ff0000" style:font-name="Hiragino Kaku Gothic Pro1" fo:font-size="10pt" style:font-size-asian="10pt" style:font-size-complex="10pt"/>
    </style:style>
    <style:style style:name="P10" style:family="paragraph">
      <style:paragraph-properties fo:text-align="center"/>
      <style:text-properties style:font-name="Hiragino Kaku Gothic Pro1"/>
    </style:style>
    <style:style style:name="P11" style:family="paragraph">
      <style:text-properties style:use-window-font-color="true" style:font-name="Hiragino Kaku Gothic Pro1" fo:font-size="10pt" style:font-size-asian="10pt" style:font-size-complex="10pt"/>
    </style:style>
    <style:style style:name="P12" style:family="paragraph">
      <style:paragraph-properties fo:text-align="center"/>
      <style:text-properties style:font-name="Hiragino Kaku Gothic Pro1" fo:font-size="18pt"/>
    </style:style>
    <style:style style:name="P13" style:family="paragraph">
      <style:text-properties style:font-name="Hiragino Maru Gothic ProN1" style:font-name-asian="Hiragino Maru Gothic ProN1"/>
    </style:style>
    <style:style style:name="P14" style:family="paragraph">
      <style:text-properties fo:font-size="10pt"/>
    </style:style>
    <style:style style:name="P15" style:family="paragraph">
      <style:text-properties fo:font-size="12pt"/>
    </style:style>
    <style:style style:name="P16" style:family="paragraph">
      <style:text-properties fo:font-size="18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text-properties style:font-size-asian="18pt"/>
    </style:style>
    <style:style style:name="P19" style:family="paragraph">
      <style:text-properties style:font-name="Hiragino Maru Gothic ProN1" style:font-name-asian="Hiragino Maru Gothic ProN1" style:font-size-asian="18pt"/>
    </style:style>
    <style:style style:name="P20" style:family="paragraph">
      <style:paragraph-properties fo:text-align="center"/>
      <style:text-properties style:font-name="Hiragino Kaku Gothic Pro1" style:font-name-asian="Hiragino Kaku Gothic Pro1"/>
    </style:style>
    <style:style style:name="P21" style:family="paragraph">
      <style:paragraph-properties fo:text-align="center"/>
      <style:text-properties style:font-name="Hiragino Kaku Gothic Pro1" fo:font-size="14pt" style:font-name-asian="Hiragino Kaku Gothic Pro1" style:font-size-asian="14pt" style:font-size-complex="14pt"/>
    </style:style>
    <style:style style:name="P22" style:family="paragraph">
      <style:text-properties style:font-name="Hiragino Kaku Gothic Pro1" fo:font-size="14pt" style:font-size-asian="14pt" style:font-size-complex="14pt"/>
    </style:style>
    <style:style style:name="P23" style:family="paragraph">
      <style:paragraph-properties fo:text-align="center"/>
      <style:text-properties style:font-name="Hiragino Kaku Gothic Pro1" style:font-name-asian="Hiragino Kaku Gothic Pro1" style:font-size-asian="14pt"/>
    </style:style>
    <style:style style:name="P24" style:family="paragraph">
      <style:paragraph-properties fo:text-align="center"/>
      <style:text-properties style:font-name="Hiragino Kaku Gothic Pro1" fo:font-size="14pt" style:font-size-asian="14pt" style:font-size-complex="14pt"/>
    </style:style>
    <style:style style:name="P25" style:family="paragraph">
      <style:paragraph-properties fo:text-align="center"/>
      <style:text-properties fo:font-size="14pt"/>
    </style:style>
    <style:style style:name="T1" style:family="text">
      <style:text-properties style:font-name="Hiragino Kaku Gothic Pro1" fo:font-size="10pt" style:font-size-asian="10pt" style:font-size-complex="10pt"/>
    </style:style>
    <style:style style:name="T2" style:family="text">
      <style:text-properties style:font-name="Hiragino Kaku Gothic Pro1" fo:font-size="12pt" style:font-size-asian="12pt" style:font-size-complex="12pt"/>
    </style:style>
    <style:style style:name="T3" style:family="text">
      <style:text-properties style:font-name="Hiragino Kaku Gothic Pro1"/>
    </style:style>
    <style:style style:name="T4" style:family="text">
      <style:text-properties fo:color="#ff0000" style:font-name="Hiragino Kaku Gothic Pro1" fo:font-size="10pt" style:font-size-asian="10pt" style:font-size-complex="10pt"/>
    </style:style>
    <style:style style:name="T5" style:family="text">
      <style:text-properties style:font-name="Hiragino Kaku Gothic Pro1" fo:font-size="18pt"/>
    </style:style>
    <style:style style:name="T6" style:family="text">
      <style:text-properties style:font-name="Hiragino Kaku Gothic Pro1" style:font-name-asian="Hiragino Kaku Gothic Pro1"/>
    </style:style>
    <style:style style:name="T7" style:family="text">
      <style:text-properties style:use-window-font-color="true" style:font-name="Hiragino Kaku Gothic Pro1" fo:font-size="10pt" style:font-size-asian="10pt" style:font-size-complex="10pt"/>
    </style:style>
    <style:style style:name="T8" style:family="text">
      <style:text-properties fo:color="#ff3366" style:font-name="Hiragino Kaku Gothic Pro1" fo:font-size="18pt"/>
    </style:style>
    <style:style style:name="T9" style:family="text">
      <style:text-properties style:font-name="Hiragino Kaku Gothic Pro1" style:font-name-asian="Hiragino Kaku Gothic Pro1" style:font-size-asian="18pt"/>
    </style:style>
    <style:style style:name="T10" style:family="text">
      <style:text-properties fo:color="#ff6666" style:font-name="Hiragino Kaku Gothic Pro1" fo:font-size="10pt" style:font-size-asian="10pt" style:font-size-complex="10pt"/>
    </style:style>
    <style:style style:name="T11" style:family="text">
      <style:text-properties style:font-name="Hiragino Maru Gothic ProN1" style:font-name-asian="Hiragino Maru Gothic ProN1"/>
    </style:style>
    <style:style style:name="T12" style:family="text">
      <style:text-properties fo:color="#ff3366" style:font-name="Hiragino Kaku Gothic Pro1" fo:font-size="10pt" style:font-size-asian="10pt" style:font-size-complex="10pt"/>
    </style:style>
    <style:style style:name="T13" style:family="text">
      <style:text-properties style:font-name="Hiragino Kaku Gothic Pro1" fo:font-size="14pt" style:font-name-asian="Hiragino Kaku Gothic Pro1" style:font-size-asian="14pt" style:font-size-complex="14pt"/>
    </style:style>
    <style:style style:name="T14" style:family="text">
      <style:text-properties style:font-name="Hiragino Kaku Gothic Pro1" fo:font-size="14pt" style:font-size-asian="14pt" style:font-size-complex="14pt"/>
    </style:style>
    <style:style style:name="T15" style:family="text">
      <style:text-properties fo:color="#ff3366" style:font-name="Hiragino Kaku Gothic Pro1" fo:font-size="14pt" style:font-size-asian="14pt" style:font-size-complex="14pt"/>
    </style:style>
    <style:style style:name="T16" style:family="text">
      <style:text-properties style:use-window-font-color="true" style:font-name="Hiragino Kaku Gothic Pro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4ja">
        <office:forms form:automatic-focus="false" form:apply-design-mode="false"/>
        <draw:custom-shape draw:style-name="gr1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3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><text:span text:style-name="T1">&lt;!DOCTYPE html&gt;</text:span></text:p>
            <text:p><text:span text:style-name="T1">&lt;html&gt;</text:span></text:p>
            <text:p><text:span text:style-name="T1"/></text:p>
            <text:p><text:span text:style-name="T1"><text:s text:c="2"/></text:span><text:span text:style-name="T1">&lt;head&gt;</text:span></text:p>
            <text:p><text:span text:style-name="T1"><text:s text:c="4"/></text:span><text:span text:style-name="T1">&lt;meta charset="utf-8"&gt;</text:span></text:p>
            <text:p><text:span text:style-name="T1"><text:s text:c="4"/></text:span><text:span text:style-name="T1">&lt;title&gt;</text:span><text:span text:style-name="T1">練習問題</text:span><text:span text:style-name="T1">06-1&lt;/title&gt;</text:span></text:p>
            <text:p><text:span text:style-name="T1"><text:s text:c="4"/></text:span><text:span text:style-name="T1">&lt;script src="ex06-1.js"&gt;&lt;/script&gt;</text:span></text:p>
            <text:p><text:span text:style-name="T1"><text:s text:c="2"/></text:span><text:span text:style-name="T1">&lt;/head&gt;</text:span></text:p>
            <text:p><text:span text:style-name="T1"/></text:p>
            <text:p><text:span text:style-name="T1"><text:s text:c="2"/></text:span><text:span text:style-name="T1">&lt;body&gt;</text:span></text:p>
            <text:p><text:span text:style-name="T1"><text:s text:c="4"/></text:span><text:span text:style-name="T1">&lt;h1&gt;</text:span><text:span text:style-name="T1">関数の練習</text:span><text:span text:style-name="T1">&lt;/h1&gt;</text:span></text:p>
            <text:p><text:span text:style-name="T1"><text:s text:c="4"/></text:span><text:span text:style-name="T1">&lt;input type="button" value="</text:span><text:span text:style-name="T1">ここをクリック</text:span><text:span text:style-name="T1">" onclick="sayhello();sayhello();"&gt;</text:span></text:p>
            <text:p><text:span text:style-name="T1"><text:s text:c="2"/></text:span><text:span text:style-name="T1">&lt;/body&gt;</text:span></text:p>
            <text:p><text:span text:style-name="T1"/></text:p>
            <text:p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><text:span text:style-name="T2">file:///hoge/ex06-1.html</text:span></text:p>
          </draw:text-box>
        </draw:frame>
        <draw:custom-shape draw:style-name="gr3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4" draw:layer="layout" svg:width="4.498cm" svg:height="0.962cm" svg:x="13.962cm" svg:y="9.359cm">
          <draw:text-box>
            <text:p><text:span text:style-name="T3">ex06-1.js</text:span></text:p>
          </draw:text-box>
        </draw:frame>
        <draw:custom-shape draw:style-name="gr3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4" draw:layer="layout" svg:width="4.498cm" svg:height="0.962cm" svg:x="3.633cm" svg:y="9.32cm">
          <draw:text-box>
            <text:p><text:span text:style-name="T3">ex06-1.html</text:span></text:p>
          </draw:text-box>
        </draw:frame>
        <draw:frame draw:style-name="gr7" draw:text-style-name="P2" draw:layer="layout" svg:width="6.458cm" svg:height="3.516cm" svg:x="14.396cm" svg:y="10.585cm">
          <draw:text-box>
            <text:p><text:span text:style-name="T1">function sayhello() {</text:span></text:p>
            <text:p><text:span text:style-name="T1"><text:s text:c="2"/></text:span><text:span text:style-name="T1">alert('Hello, world!');</text:span></text:p>
            <text:p><text:span text:style-name="T1">}</text:span></text:p>
          </draw:text-box>
        </draw:frame>
      </draw:page>
      <draw:page draw:name="page2" draw:style-name="dp1" draw:master-page-name="Draw4ja">
        <office:forms form:automatic-focus="false" form:apply-design-mode="false"/>
        <draw:custom-shape draw:style-name="gr1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3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><text:span text:style-name="T1">&lt;!DOCTYPE html&gt;</text:span></text:p>
            <text:p><text:span text:style-name="T1">&lt;html&gt;</text:span></text:p>
            <text:p><text:span text:style-name="T1"/></text:p>
            <text:p><text:span text:style-name="T1"><text:s text:c="2"/></text:span><text:span text:style-name="T1">&lt;head&gt;</text:span></text:p>
            <text:p><text:span text:style-name="T1"><text:s text:c="4"/></text:span><text:span text:style-name="T1">&lt;meta charset="utf-8"&gt;</text:span></text:p>
            <text:p><text:span text:style-name="T1"><text:s text:c="4"/></text:span><text:span text:style-name="T1">&lt;title&gt;</text:span><text:span text:style-name="T1">練習問題</text:span><text:span text:style-name="T1">06-1&lt;/title&gt;</text:span></text:p>
            <text:p><text:span text:style-name="T1"><text:s text:c="4"/></text:span><text:span text:style-name="T4">&lt;script src="ex06-1.js"&gt;&lt;/script&gt;</text:span></text:p>
            <text:p><text:span text:style-name="T1"><text:s text:c="2"/></text:span><text:span text:style-name="T1">&lt;/head&gt;</text:span></text:p>
            <text:p><text:span text:style-name="T1"/></text:p>
            <text:p><text:span text:style-name="T1"><text:s text:c="2"/></text:span><text:span text:style-name="T1">&lt;body&gt;</text:span></text:p>
            <text:p><text:span text:style-name="T1"><text:s text:c="4"/></text:span><text:span text:style-name="T1">&lt;h1&gt;</text:span><text:span text:style-name="T1">関数の練習</text:span><text:span text:style-name="T1">&lt;/h1&gt;</text:span></text:p>
            <text:p><text:span text:style-name="T1"><text:s text:c="4"/></text:span><text:span text:style-name="T1">&lt;input type="button" value="</text:span><text:span text:style-name="T1">ここをクリック</text:span><text:span text:style-name="T1">" onclick="sayhello();sayhello();"&gt;</text:span></text:p>
            <text:p><text:span text:style-name="T1"><text:s text:c="2"/></text:span><text:span text:style-name="T1">&lt;/body&gt;</text:span></text:p>
            <text:p><text:span text:style-name="T1"/></text:p>
            <text:p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><text:span text:style-name="T2">file:///hoge/ex06-1.html</text:span></text:p>
          </draw:text-box>
        </draw:frame>
        <draw:custom-shape draw:style-name="gr3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13.962cm" svg:y="9.359cm">
          <draw:text-box>
            <text:p><text:span text:style-name="T5">ex06-1.js</text:span></text:p>
          </draw:text-box>
        </draw:frame>
        <draw:custom-shape draw:style-name="gr3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3.633cm" svg:y="9.32cm">
          <draw:text-box>
            <text:p><text:span text:style-name="T5">ex06-1.html</text:span></text:p>
          </draw:text-box>
        </draw:frame>
        <draw:frame draw:style-name="gr7" draw:text-style-name="P2" draw:layer="layout" svg:width="6.458cm" svg:height="3.516cm" svg:x="14.396cm" svg:y="10.585cm">
          <draw:text-box>
            <text:p><text:span text:style-name="T1">function sayhello() {</text:span></text:p>
            <text:p><text:span text:style-name="T1"><text:s text:c="2"/></text:span><text:span text:style-name="T1">alert('Hello, world!');</text:span></text:p>
            <text:p><text:span text:style-name="T1">}</text:span></text:p>
          </draw:text-box>
        </draw:frame>
        <draw:line draw:style-name="gr8" draw:text-style-name="P1" draw:layer="layout" svg:x1="9.242cm" svg:y1="13.093cm" svg:x2="13.172cm" svg:y2="7.011cm">
          <text:p/>
        </draw:line>
        <draw:frame draw:style-name="gr9" draw:text-style-name="P6" draw:layer="layout" svg:width="8.122cm" svg:height="1.102cm" svg:x="4.285cm" svg:y="6.675cm">
          <draw:text-box>
            <text:p><text:span text:style-name="T6">スクリプトファイルの指定</text:span></text:p>
          </draw:text-box>
        </draw:frame>
      </draw:page>
      <draw:page draw:name="page3" draw:style-name="dp1" draw:master-page-name="Draw4ja">
        <office:forms form:automatic-focus="false" form:apply-design-mode="false"/>
        <draw:custom-shape draw:style-name="gr1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3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><text:span text:style-name="T1">&lt;!DOCTYPE html&gt;</text:span></text:p>
            <text:p><text:span text:style-name="T1">&lt;html&gt;</text:span></text:p>
            <text:p><text:span text:style-name="T1"/></text:p>
            <text:p><text:span text:style-name="T1"><text:s text:c="2"/></text:span><text:span text:style-name="T1">&lt;head&gt;</text:span></text:p>
            <text:p><text:span text:style-name="T1"><text:s text:c="4"/></text:span><text:span text:style-name="T1">&lt;meta charset="utf-8"&gt;</text:span></text:p>
            <text:p><text:span text:style-name="T1"><text:s text:c="4"/></text:span><text:span text:style-name="T1">&lt;title&gt;</text:span><text:span text:style-name="T1">練習問題</text:span><text:span text:style-name="T1">06-1&lt;/title&gt;</text:span></text:p>
            <text:p><text:span text:style-name="T1"><text:s text:c="4"/></text:span><text:span text:style-name="T7">&lt;script src="ex06-1.js"&gt;&lt;/script&gt;</text:span></text:p>
            <text:p><text:span text:style-name="T1"><text:s text:c="2"/></text:span><text:span text:style-name="T1">&lt;/head&gt;</text:span></text:p>
            <text:p><text:span text:style-name="T1"/></text:p>
            <text:p><text:span text:style-name="T1"><text:s text:c="2"/></text:span><text:span text:style-name="T1">&lt;body&gt;</text:span></text:p>
            <text:p><text:span text:style-name="T1"><text:s text:c="4"/></text:span><text:span text:style-name="T1">&lt;h1&gt;</text:span><text:span text:style-name="T1">関数の練習</text:span><text:span text:style-name="T1">&lt;/h1&gt;</text:span></text:p>
            <text:p><text:span text:style-name="T1"><text:s text:c="4"/></text:span><text:span text:style-name="T1">&lt;input type="button" value="</text:span><text:span text:style-name="T1">ここをクリック</text:span><text:span text:style-name="T1">" onclick="sayhello();sayhello();"&gt;</text:span></text:p>
            <text:p><text:span text:style-name="T1"><text:s text:c="2"/></text:span><text:span text:style-name="T1">&lt;/body&gt;</text:span></text:p>
            <text:p><text:span text:style-name="T1"/></text:p>
            <text:p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><text:span text:style-name="T2">file:///hoge/ex06-1.html</text:span></text:p>
          </draw:text-box>
        </draw:frame>
        <draw:custom-shape draw:style-name="gr3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7" draw:layer="layout" svg:width="4.498cm" svg:height="0.962cm" svg:x="13.962cm" svg:y="9.359cm">
          <draw:text-box>
            <text:p><text:span text:style-name="T8">ex06-1.js</text:span></text:p>
          </draw:text-box>
        </draw:frame>
        <draw:custom-shape draw:style-name="gr3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3.633cm" svg:y="9.32cm">
          <draw:text-box>
            <text:p><text:span text:style-name="T5">ex06-1.html</text:span></text:p>
          </draw:text-box>
        </draw:frame>
        <draw:frame draw:style-name="gr7" draw:text-style-name="P2" draw:layer="layout" svg:width="6.458cm" svg:height="3.516cm" svg:x="14.396cm" svg:y="10.585cm">
          <draw:text-box>
            <text:p><text:span text:style-name="T1">function sayhello() {</text:span></text:p>
            <text:p><text:span text:style-name="T1"><text:s text:c="2"/></text:span><text:span text:style-name="T1">alert('Hello, world!');</text:span></text:p>
            <text:p><text:span text:style-name="T1">}</text:span></text:p>
          </draw:text-box>
        </draw:frame>
        <draw:line draw:style-name="gr8" draw:text-style-name="P1" draw:layer="layout" svg:x1="9.242cm" svg:y1="13.093cm" svg:x2="13.172cm" svg:y2="7.011cm">
          <text:p/>
        </draw:line>
        <draw:frame draw:style-name="gr9" draw:text-style-name="P8" draw:layer="layout" svg:width="8.122cm" svg:height="1.102cm" svg:x="4.325cm" svg:y="6.675cm">
          <draw:text-box>
            <text:p><text:span text:style-name="T9">スクリプトファイルの指定</text:span></text:p>
          </draw:text-box>
        </draw:frame>
        <draw:line draw:style-name="gr8" draw:text-style-name="P1" draw:layer="layout" svg:x1="16.035cm" svg:y1="9.401cm" svg:x2="14.969cm" svg:y2="7.07cm">
          <text:p/>
        </draw:line>
        <draw:frame draw:style-name="gr10" draw:text-style-name="P6" draw:layer="layout" svg:width="9.716cm" svg:height="2.015cm" svg:x="16.47cm" svg:y="7.524cm">
          <draw:text-box>
            <text:p><text:span text:style-name="T6">指定されたスクリプトファイルが読み込まれる</text:span></text:p>
          </draw:text-box>
        </draw:frame>
      </draw:page>
      <draw:page draw:name="page4" draw:style-name="dp1" draw:master-page-name="Draw4ja">
        <office:forms form:automatic-focus="false" form:apply-design-mode="false"/>
        <draw:custom-shape draw:style-name="gr1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3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><text:span text:style-name="T1">&lt;!DOCTYPE html&gt;</text:span></text:p>
            <text:p><text:span text:style-name="T1">&lt;html&gt;</text:span></text:p>
            <text:p><text:span text:style-name="T1"/></text:p>
            <text:p><text:span text:style-name="T1"><text:s text:c="2"/></text:span><text:span text:style-name="T1">&lt;head&gt;</text:span></text:p>
            <text:p><text:span text:style-name="T1"><text:s text:c="4"/></text:span><text:span text:style-name="T1">&lt;meta charset="utf-8"&gt;</text:span></text:p>
            <text:p><text:span text:style-name="T1"><text:s text:c="4"/></text:span><text:span text:style-name="T1">&lt;title&gt;</text:span><text:span text:style-name="T1">練習問題</text:span><text:span text:style-name="T1">06-1&lt;/title&gt;</text:span></text:p>
            <text:p><text:span text:style-name="T1"><text:s text:c="4"/></text:span><text:span text:style-name="T7">&lt;script src="ex06-1.js"&gt;&lt;/script&gt;</text:span></text:p>
            <text:p><text:span text:style-name="T1"><text:s text:c="2"/></text:span><text:span text:style-name="T1">&lt;/head&gt;</text:span></text:p>
            <text:p><text:span text:style-name="T1"/></text:p>
            <text:p><text:span text:style-name="T1"><text:s text:c="2"/></text:span><text:span text:style-name="T1">&lt;body&gt;</text:span></text:p>
            <text:p><text:span text:style-name="T1"><text:s text:c="4"/></text:span><text:span text:style-name="T1">&lt;h1&gt;</text:span><text:span text:style-name="T1">関数の練習</text:span><text:span text:style-name="T1">&lt;/h1&gt;</text:span></text:p>
            <text:p><text:span text:style-name="T1"><text:s text:c="4"/></text:span><text:span text:style-name="T1">&lt;input type="button" value="</text:span><text:span text:style-name="T1">ここをクリック</text:span><text:span text:style-name="T1">" onclick="sayhello();sayhello();"&gt;</text:span></text:p>
            <text:p><text:span text:style-name="T1"><text:s text:c="2"/></text:span><text:span text:style-name="T1">&lt;/body&gt;</text:span></text:p>
            <text:p><text:span text:style-name="T1"/></text:p>
            <text:p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><text:span text:style-name="T2">file:///hoge/ex06-1.html</text:span></text:p>
          </draw:text-box>
        </draw:frame>
        <draw:custom-shape draw:style-name="gr3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13.962cm" svg:y="9.359cm">
          <draw:text-box>
            <text:p><text:span text:style-name="T5">ex06-1.js</text:span></text:p>
          </draw:text-box>
        </draw:frame>
        <draw:custom-shape draw:style-name="gr3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3.633cm" svg:y="9.32cm">
          <draw:text-box>
            <text:p><text:span text:style-name="T5">ex06-1.html</text:span></text:p>
          </draw:text-box>
        </draw:frame>
        <draw:frame draw:style-name="gr7" draw:text-style-name="P9" draw:layer="layout" svg:width="6.458cm" svg:height="3.516cm" svg:x="14.396cm" svg:y="10.585cm">
          <draw:text-box>
            <text:p><text:span text:style-name="T4">function sayhello() {</text:span></text:p>
            <text:p><text:span text:style-name="T4"><text:s text:c="2"/></text:span><text:span text:style-name="T4">alert('Hello, world!');</text:span></text:p>
            <text:p><text:span text:style-name="T4">}</text:span></text:p>
          </draw:text-box>
        </draw:frame>
        <draw:line draw:style-name="gr8" draw:text-style-name="P1" draw:layer="layout" svg:x1="9.242cm" svg:y1="13.093cm" svg:x2="13.172cm" svg:y2="7.011cm">
          <text:p/>
        </draw:line>
        <draw:frame draw:style-name="gr9" draw:text-style-name="P8" draw:layer="layout" svg:width="8.122cm" svg:height="1.102cm" svg:x="4.028cm" svg:y="6.616cm">
          <draw:text-box>
            <text:p><text:span text:style-name="T9">スクリプトファイルの指定</text:span></text:p>
          </draw:text-box>
        </draw:frame>
        <draw:line draw:style-name="gr8" draw:text-style-name="P1" draw:layer="layout" svg:x1="16.035cm" svg:y1="9.401cm" svg:x2="14.969cm" svg:y2="7.07cm">
          <text:p/>
        </draw:line>
        <draw:frame draw:style-name="gr11" draw:text-style-name="P8" draw:layer="layout" svg:width="10.071cm" svg:height="1.953cm" svg:x="16.608cm" svg:y="7.445cm">
          <draw:text-box>
            <text:p><text:span text:style-name="T9">指定されたスクリプトファイルが読み込まれる</text:span></text:p>
          </draw:text-box>
        </draw:frame>
        <draw:line draw:style-name="gr12" draw:text-style-name="P1" draw:layer="layout" svg:x1="16.924cm" svg:y1="4.404cm" svg:x2="21.012cm" svg:y2="4.404cm">
          <text:p/>
        </draw:line>
        <draw:custom-shape draw:style-name="gr13" draw:text-style-name="P10" draw:layer="layout" svg:width="5.766cm" svg:height="1.678cm" svg:x="20.992cm" svg:y="3.555cm">
          <text:p text:style-name="P1"><text:span text:style-name="T3">function sayhell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3.677cm" svg:height="1.102cm" svg:x="22.295cm" svg:y="5.49cm">
          <draw:text-box>
            <text:p><text:span text:style-name="T6">関数の登録</text:span></text:p>
          </draw:text-box>
        </draw:frame>
      </draw:page>
      <draw:page draw:name="page5" draw:style-name="dp1" draw:master-page-name="Draw4ja">
        <office:forms form:automatic-focus="false" form:apply-design-mode="false"/>
        <draw:custom-shape draw:style-name="gr1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3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><text:span text:style-name="T1">&lt;!DOCTYPE html&gt;</text:span></text:p>
            <text:p><text:span text:style-name="T1">&lt;html&gt;</text:span></text:p>
            <text:p><text:span text:style-name="T1"/></text:p>
            <text:p><text:span text:style-name="T1"><text:s text:c="2"/></text:span><text:span text:style-name="T1">&lt;head&gt;</text:span></text:p>
            <text:p><text:span text:style-name="T1"><text:s text:c="4"/></text:span><text:span text:style-name="T1">&lt;meta charset="utf-8"&gt;</text:span></text:p>
            <text:p><text:span text:style-name="T1"><text:s text:c="4"/></text:span><text:span text:style-name="T1">&lt;title&gt;</text:span><text:span text:style-name="T1">練習問題</text:span><text:span text:style-name="T1">06-1&lt;/title&gt;</text:span></text:p>
            <text:p><text:span text:style-name="T1"><text:s text:c="4"/></text:span><text:span text:style-name="T7">&lt;script src="ex06-1.js"&gt;&lt;/script&gt;</text:span></text:p>
            <text:p><text:span text:style-name="T1"><text:s text:c="2"/></text:span><text:span text:style-name="T1">&lt;/head&gt;</text:span></text:p>
            <text:p><text:span text:style-name="T1"/></text:p>
            <text:p><text:span text:style-name="T1"><text:s text:c="2"/></text:span><text:span text:style-name="T1">&lt;body&gt;</text:span></text:p>
            <text:p><text:span text:style-name="T1"><text:s text:c="4"/></text:span><text:span text:style-name="T10">&lt;h1&gt;</text:span><text:span text:style-name="T10">関数の練習</text:span><text:span text:style-name="T10">&lt;/h1&gt;</text:span></text:p>
            <text:p><text:span text:style-name="T1"><text:s text:c="4"/></text:span><text:span text:style-name="T1">&lt;input type="button" value="</text:span><text:span text:style-name="T1">ここをクリック</text:span><text:span text:style-name="T1">" onclick="sayhello();sayhello();"&gt;</text:span></text:p>
            <text:p><text:span text:style-name="T1"><text:s text:c="2"/></text:span><text:span text:style-name="T1">&lt;/body&gt;</text:span></text:p>
            <text:p><text:span text:style-name="T1"/></text:p>
            <text:p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><text:span text:style-name="T2">file:///hoge/ex06-1.html</text:span></text:p>
          </draw:text-box>
        </draw:frame>
        <draw:custom-shape draw:style-name="gr3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13.962cm" svg:y="9.359cm">
          <draw:text-box>
            <text:p><text:span text:style-name="T5">ex06-1.js</text:span></text:p>
          </draw:text-box>
        </draw:frame>
        <draw:custom-shape draw:style-name="gr3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3.633cm" svg:y="9.32cm">
          <draw:text-box>
            <text:p><text:span text:style-name="T5">ex06-1.html</text:span></text:p>
          </draw:text-box>
        </draw:frame>
        <draw:frame draw:style-name="gr7" draw:text-style-name="P11" draw:layer="layout" svg:width="6.458cm" svg:height="3.516cm" svg:x="14.396cm" svg:y="10.585cm">
          <draw:text-box>
            <text:p><text:span text:style-name="T7">function sayhello() {</text:span></text:p>
            <text:p><text:span text:style-name="T7"><text:s text:c="2"/></text:span><text:span text:style-name="T7">alert('Hello, world!');</text:span></text:p>
            <text:p><text:span text:style-name="T7">}</text:span></text:p>
          </draw:text-box>
        </draw:frame>
        <draw:custom-shape draw:style-name="gr13" draw:text-style-name="P12" draw:layer="layout" svg:width="5.766cm" svg:height="1.678cm" svg:x="20.992cm" svg:y="3.555cm">
          <text:p text:style-name="P1"><text:span text:style-name="T5">function sayhell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3.677cm" svg:height="1.102cm" svg:x="22.295cm" svg:y="5.49cm">
          <draw:text-box>
            <text:p><text:span text:style-name="T9">関数の登録</text:span></text:p>
          </draw:text-box>
        </draw:frame>
        <draw:frame draw:style-name="gr15" draw:text-style-name="P13" draw:layer="layout" svg:width="5.319cm" svg:height="1.225cm" svg:x="10.727cm" svg:y="3.376cm">
          <draw:text-box>
            <text:p><text:span text:style-name="T11">関数の練習</text:span></text:p>
          </draw:text-box>
        </draw:frame>
        <draw:line draw:style-name="gr8" draw:text-style-name="P1" draw:layer="layout" svg:x1="6.639cm" svg:y1="14.148cm" svg:x2="12.021cm" svg:y2="4.272cm">
          <text:p/>
        </draw:line>
      </draw:page>
      <draw:page draw:name="page6" draw:style-name="dp1" draw:master-page-name="Draw4ja">
        <office:forms form:automatic-focus="false" form:apply-design-mode="false"/>
        <draw:custom-shape draw:style-name="gr16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7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 text:style-name="P14"><text:span text:style-name="T1">&lt;!DOCTYPE html&gt;</text:span></text:p>
            <text:p text:style-name="P14"><text:span text:style-name="T1">&lt;html&gt;</text:span></text:p>
            <text:p text:style-name="P14"><text:span text:style-name="T1"/></text:p>
            <text:p text:style-name="P14"><text:span text:style-name="T1"><text:s text:c="2"/></text:span><text:span text:style-name="T1">&lt;head&gt;</text:span></text:p>
            <text:p text:style-name="P14"><text:span text:style-name="T1"><text:s text:c="4"/></text:span><text:span text:style-name="T1">&lt;meta charset="utf-8"&gt;</text:span></text:p>
            <text:p text:style-name="P14"><text:span text:style-name="T1"><text:s text:c="4"/></text:span><text:span text:style-name="T1">&lt;title&gt;</text:span><text:span text:style-name="T1">練習問題</text:span><text:span text:style-name="T1">06-1&lt;/title&gt;</text:span></text:p>
            <text:p text:style-name="P14"><text:span text:style-name="T1"><text:s text:c="4"/></text:span><text:span text:style-name="T7">&lt;script src="ex06-1.js"&gt;&lt;/script&gt;</text:span></text:p>
            <text:p text:style-name="P14"><text:span text:style-name="T1"><text:s text:c="2"/></text:span><text:span text:style-name="T1">&lt;/head&gt;</text:span></text:p>
            <text:p text:style-name="P14"><text:span text:style-name="T1"/></text:p>
            <text:p text:style-name="P14"><text:span text:style-name="T1"><text:s text:c="2"/></text:span><text:span text:style-name="T1">&lt;body&gt;</text:span></text:p>
            <text:p text:style-name="P14"><text:span text:style-name="T1"><text:s text:c="4"/></text:span><text:span text:style-name="T7">&lt;h1&gt;</text:span><text:span text:style-name="T7">関数の練習</text:span><text:span text:style-name="T7">&lt;/h1&gt;</text:span></text:p>
            <text:p text:style-name="P14"><text:span text:style-name="T1"><text:s text:c="4"/></text:span><text:span text:style-name="T12">&lt;input type="button" value="</text:span><text:span text:style-name="T12">ここをクリック</text:span><text:span text:style-name="T12">" onclick="sayhello();sayhello();"&gt;</text:span></text:p>
            <text:p text:style-name="P14"><text:span text:style-name="T1"><text:s text:c="2"/></text:span><text:span text:style-name="T1">&lt;/body&gt;</text:span></text:p>
            <text:p text:style-name="P14"><text:span text:style-name="T1"/></text:p>
            <text:p text:style-name="P14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15"><text:span text:style-name="T2">file:///hoge/ex06-1.html</text:span></text:p>
          </draw:text-box>
        </draw:frame>
        <draw:custom-shape draw:style-name="gr17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13.962cm" svg:y="9.359cm">
          <draw:text-box>
            <text:p text:style-name="P16"><text:span text:style-name="T5">ex06-1.js</text:span></text:p>
          </draw:text-box>
        </draw:frame>
        <draw:custom-shape draw:style-name="gr17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3.633cm" svg:y="9.32cm">
          <draw:text-box>
            <text:p text:style-name="P16"><text:span text:style-name="T5">ex06-1.html</text:span></text:p>
          </draw:text-box>
        </draw:frame>
        <draw:frame draw:style-name="gr7" draw:text-style-name="P11" draw:layer="layout" svg:width="6.458cm" svg:height="3.516cm" svg:x="14.396cm" svg:y="10.585cm">
          <draw:text-box>
            <text:p text:style-name="P14"><text:span text:style-name="T7">function sayhello() {</text:span></text:p>
            <text:p text:style-name="P14"><text:span text:style-name="T7"><text:s text:c="2"/></text:span><text:span text:style-name="T7">alert('Hello, world!');</text:span></text:p>
            <text:p text:style-name="P14"><text:span text:style-name="T7">}</text:span></text:p>
          </draw:text-box>
        </draw:frame>
        <draw:custom-shape draw:style-name="gr18" draw:text-style-name="P12" draw:layer="Layout" svg:width="5.766cm" svg:height="1.678cm" svg:x="20.992cm" svg:y="3.555cm">
          <text:p text:style-name="P17"><text:span text:style-name="T5">function sayhell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3.677cm" svg:height="1.102cm" svg:x="22.295cm" svg:y="5.49cm">
          <draw:text-box>
            <text:p text:style-name="P18"><text:span text:style-name="T9">関数の登録</text:span></text:p>
          </draw:text-box>
        </draw:frame>
        <draw:frame draw:style-name="gr15" draw:text-style-name="P19" draw:layer="layout" svg:width="5.319cm" svg:height="1.225cm" svg:x="10.727cm" svg:y="3.376cm">
          <draw:text-box>
            <text:p text:style-name="P18"><text:span text:style-name="T11">関数の練習</text:span></text:p>
          </draw:text-box>
        </draw:frame>
        <draw:custom-shape draw:style-name="gr19" draw:text-style-name="P21" draw:layer="layout" svg:width="3.662cm" svg:height="0.981cm" svg:x="10.819cm" svg:y="4.716cm">
          <text:p text:style-name="P20"><text:span text:style-name="T13">ここ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8.636cm" svg:y1="15.128cm" svg:x2="12.391cm" svg:y2="5.788cm">
          <text:p/>
        </draw:line>
        <draw:frame draw:style-name="gr20" draw:text-style-name="P22" draw:layer="layout" svg:width="8.341cm" svg:height="0.851cm" svg:x="14.036cm" svg:y="6.861cm">
          <draw:text-box>
            <text:p text:style-name="P22"><text:span text:style-name="T14">onclick=”sayhello();sayhello();”</text:span></text:p>
          </draw:text-box>
        </draw:frame>
      </draw:page>
      <draw:page draw:name="page7" draw:style-name="dp1" draw:master-page-name="Draw4ja">
        <office:forms form:automatic-focus="false" form:apply-design-mode="false"/>
        <draw:custom-shape draw:style-name="gr16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7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 text:style-name="P14"><text:span text:style-name="T1">&lt;!DOCTYPE html&gt;</text:span></text:p>
            <text:p text:style-name="P14"><text:span text:style-name="T1">&lt;html&gt;</text:span></text:p>
            <text:p text:style-name="P14"><text:span text:style-name="T1"/></text:p>
            <text:p text:style-name="P14"><text:span text:style-name="T1"><text:s text:c="2"/></text:span><text:span text:style-name="T1">&lt;head&gt;</text:span></text:p>
            <text:p text:style-name="P14"><text:span text:style-name="T1"><text:s text:c="4"/></text:span><text:span text:style-name="T1">&lt;meta charset="utf-8"&gt;</text:span></text:p>
            <text:p text:style-name="P14"><text:span text:style-name="T1"><text:s text:c="4"/></text:span><text:span text:style-name="T1">&lt;title&gt;</text:span><text:span text:style-name="T1">練習問題</text:span><text:span text:style-name="T1">06-1&lt;/title&gt;</text:span></text:p>
            <text:p text:style-name="P14"><text:span text:style-name="T1"><text:s text:c="4"/></text:span><text:span text:style-name="T7">&lt;script src="ex06-1.js"&gt;&lt;/script&gt;</text:span></text:p>
            <text:p text:style-name="P14"><text:span text:style-name="T1"><text:s text:c="2"/></text:span><text:span text:style-name="T1">&lt;/head&gt;</text:span></text:p>
            <text:p text:style-name="P14"><text:span text:style-name="T1"/></text:p>
            <text:p text:style-name="P14"><text:span text:style-name="T1"><text:s text:c="2"/></text:span><text:span text:style-name="T1">&lt;body&gt;</text:span></text:p>
            <text:p text:style-name="P14"><text:span text:style-name="T1"><text:s text:c="4"/></text:span><text:span text:style-name="T7">&lt;h1&gt;</text:span><text:span text:style-name="T7">関数の練習</text:span><text:span text:style-name="T7">&lt;/h1&gt;</text:span></text:p>
            <text:p text:style-name="P14"><text:span text:style-name="T1"><text:s text:c="4"/></text:span><text:span text:style-name="T7">&lt;input type="button" value="</text:span><text:span text:style-name="T7">ここをクリック</text:span><text:span text:style-name="T7">" onclick="sayhello();sayhello();"&gt;</text:span></text:p>
            <text:p text:style-name="P14"><text:span text:style-name="T1"><text:s text:c="2"/></text:span><text:span text:style-name="T1">&lt;/body&gt;</text:span></text:p>
            <text:p text:style-name="P14"><text:span text:style-name="T1"/></text:p>
            <text:p text:style-name="P14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15"><text:span text:style-name="T2">file:///hoge/ex06-1.html</text:span></text:p>
          </draw:text-box>
        </draw:frame>
        <draw:custom-shape draw:style-name="gr17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13.962cm" svg:y="9.359cm">
          <draw:text-box>
            <text:p text:style-name="P16"><text:span text:style-name="T5">ex06-1.js</text:span></text:p>
          </draw:text-box>
        </draw:frame>
        <draw:custom-shape draw:style-name="gr17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3.633cm" svg:y="9.32cm">
          <draw:text-box>
            <text:p text:style-name="P16"><text:span text:style-name="T5">ex06-1.html</text:span></text:p>
          </draw:text-box>
        </draw:frame>
        <draw:frame draw:style-name="gr7" draw:text-style-name="P11" draw:layer="layout" svg:width="6.458cm" svg:height="3.516cm" svg:x="14.396cm" svg:y="10.585cm">
          <draw:text-box>
            <text:p text:style-name="P14"><text:span text:style-name="T7">function sayhello() {</text:span></text:p>
            <text:p text:style-name="P14"><text:span text:style-name="T7"><text:s text:c="2"/></text:span><text:span text:style-name="T7">alert('Hello, world!');</text:span></text:p>
            <text:p text:style-name="P14"><text:span text:style-name="T7">}</text:span></text:p>
          </draw:text-box>
        </draw:frame>
        <draw:custom-shape draw:style-name="gr18" draw:text-style-name="P12" draw:layer="Layout" svg:width="5.766cm" svg:height="1.678cm" svg:x="20.992cm" svg:y="3.555cm">
          <text:p text:style-name="P17"><text:span text:style-name="T5">function sayhell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3.677cm" svg:height="1.102cm" svg:x="22.295cm" svg:y="5.49cm">
          <draw:text-box>
            <text:p text:style-name="P18"><text:span text:style-name="T9">関数の登録</text:span></text:p>
          </draw:text-box>
        </draw:frame>
        <draw:frame draw:style-name="gr15" draw:text-style-name="P19" draw:layer="layout" svg:width="5.319cm" svg:height="1.225cm" svg:x="10.727cm" svg:y="3.376cm">
          <draw:text-box>
            <text:p text:style-name="P18"><text:span text:style-name="T11">関数の練習</text:span></text:p>
          </draw:text-box>
        </draw:frame>
        <draw:custom-shape draw:style-name="gr21" draw:text-style-name="P21" draw:layer="Layout" svg:width="3.662cm" svg:height="0.981cm" svg:x="10.819cm" svg:y="4.716cm">
          <text:p text:style-name="P23"><text:span text:style-name="T13">ここ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2" draw:layer="layout" svg:width="8.341cm" svg:height="0.851cm" svg:x="14.036cm" svg:y="6.861cm">
          <draw:text-box>
            <text:p text:style-name="P22"><text:span text:style-name="T14">onclick=”</text:span><text:span text:style-name="T15">sayhello();</text:span><text:span text:style-name="T14">sayhello();”</text:span></text:p>
          </draw:text-box>
        </draw:frame>
        <draw:line draw:style-name="gr8" draw:text-style-name="P1" draw:layer="layout" svg:x1="14.518cm" svg:y1="5.677cm" svg:x2="16.663cm" svg:y2="6.842cm">
          <text:p/>
        </draw:line>
      </draw:page>
      <draw:page draw:name="page8" draw:style-name="dp1" draw:master-page-name="Draw4ja">
        <office:forms form:automatic-focus="false" form:apply-design-mode="false"/>
        <draw:custom-shape draw:style-name="gr16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7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 text:style-name="P14"><text:span text:style-name="T1">&lt;!DOCTYPE html&gt;</text:span></text:p>
            <text:p text:style-name="P14"><text:span text:style-name="T1">&lt;html&gt;</text:span></text:p>
            <text:p text:style-name="P14"><text:span text:style-name="T1"/></text:p>
            <text:p text:style-name="P14"><text:span text:style-name="T1"><text:s text:c="2"/></text:span><text:span text:style-name="T1">&lt;head&gt;</text:span></text:p>
            <text:p text:style-name="P14"><text:span text:style-name="T1"><text:s text:c="4"/></text:span><text:span text:style-name="T1">&lt;meta charset="utf-8"&gt;</text:span></text:p>
            <text:p text:style-name="P14"><text:span text:style-name="T1"><text:s text:c="4"/></text:span><text:span text:style-name="T1">&lt;title&gt;</text:span><text:span text:style-name="T1">練習問題</text:span><text:span text:style-name="T1">06-1&lt;/title&gt;</text:span></text:p>
            <text:p text:style-name="P14"><text:span text:style-name="T1"><text:s text:c="4"/></text:span><text:span text:style-name="T7">&lt;script src="ex06-1.js"&gt;&lt;/script&gt;</text:span></text:p>
            <text:p text:style-name="P14"><text:span text:style-name="T1"><text:s text:c="2"/></text:span><text:span text:style-name="T1">&lt;/head&gt;</text:span></text:p>
            <text:p text:style-name="P14"><text:span text:style-name="T1"/></text:p>
            <text:p text:style-name="P14"><text:span text:style-name="T1"><text:s text:c="2"/></text:span><text:span text:style-name="T1">&lt;body&gt;</text:span></text:p>
            <text:p text:style-name="P14"><text:span text:style-name="T1"><text:s text:c="4"/></text:span><text:span text:style-name="T7">&lt;h1&gt;</text:span><text:span text:style-name="T7">関数の練習</text:span><text:span text:style-name="T7">&lt;/h1&gt;</text:span></text:p>
            <text:p text:style-name="P14"><text:span text:style-name="T1"><text:s text:c="4"/></text:span><text:span text:style-name="T7">&lt;input type="button" value="</text:span><text:span text:style-name="T7">ここをクリック</text:span><text:span text:style-name="T7">" onclick="sayhello();sayhello();"&gt;</text:span></text:p>
            <text:p text:style-name="P14"><text:span text:style-name="T1"><text:s text:c="2"/></text:span><text:span text:style-name="T1">&lt;/body&gt;</text:span></text:p>
            <text:p text:style-name="P14"><text:span text:style-name="T1"/></text:p>
            <text:p text:style-name="P14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15"><text:span text:style-name="T2">file:///hoge/ex06-1.html</text:span></text:p>
          </draw:text-box>
        </draw:frame>
        <draw:custom-shape draw:style-name="gr17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13.962cm" svg:y="9.359cm">
          <draw:text-box>
            <text:p text:style-name="P16"><text:span text:style-name="T5">ex06-1.js</text:span></text:p>
          </draw:text-box>
        </draw:frame>
        <draw:custom-shape draw:style-name="gr17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3.633cm" svg:y="9.32cm">
          <draw:text-box>
            <text:p text:style-name="P16"><text:span text:style-name="T5">ex06-1.html</text:span></text:p>
          </draw:text-box>
        </draw:frame>
        <draw:frame draw:style-name="gr7" draw:text-style-name="P11" draw:layer="layout" svg:width="6.458cm" svg:height="3.516cm" svg:x="14.396cm" svg:y="10.585cm">
          <draw:text-box>
            <text:p text:style-name="P14"><text:span text:style-name="T7">function sayhello() {</text:span></text:p>
            <text:p text:style-name="P14"><text:span text:style-name="T7"><text:s text:c="2"/></text:span><text:span text:style-name="T7">alert('Hello, world!');</text:span></text:p>
            <text:p text:style-name="P14"><text:span text:style-name="T7">}</text:span></text:p>
          </draw:text-box>
        </draw:frame>
        <draw:custom-shape draw:style-name="gr18" draw:text-style-name="P12" draw:layer="Layout" svg:width="5.766cm" svg:height="1.678cm" svg:x="20.992cm" svg:y="3.555cm">
          <text:p text:style-name="P17"><text:span text:style-name="T5">function sayhell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3.677cm" svg:height="1.102cm" svg:x="22.295cm" svg:y="5.49cm">
          <draw:text-box>
            <text:p text:style-name="P18"><text:span text:style-name="T9">関数の登録</text:span></text:p>
          </draw:text-box>
        </draw:frame>
        <draw:frame draw:style-name="gr15" draw:text-style-name="P19" draw:layer="layout" svg:width="5.319cm" svg:height="1.225cm" svg:x="10.727cm" svg:y="3.376cm">
          <draw:text-box>
            <text:p text:style-name="P18"><text:span text:style-name="T11">関数の練習</text:span></text:p>
          </draw:text-box>
        </draw:frame>
        <draw:custom-shape draw:style-name="gr22" draw:text-style-name="P21" draw:layer="Layout" svg:width="3.662cm" svg:height="0.981cm" svg:x="10.819cm" svg:y="4.716cm">
          <text:p text:style-name="P23"><text:span text:style-name="T13">ここ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2" draw:layer="layout" svg:width="8.341cm" svg:height="0.851cm" svg:x="14.036cm" svg:y="6.861cm">
          <draw:text-box>
            <text:p text:style-name="P22"><text:span text:style-name="T14">onclick=”</text:span><text:span text:style-name="T15">sayhello();</text:span><text:span text:style-name="T14">sayhello();”</text:span></text:p>
          </draw:text-box>
        </draw:frame>
        <draw:line draw:style-name="gr8" draw:text-style-name="P1" draw:layer="layout" svg:x1="17.736cm" svg:y1="6.972cm" svg:x2="21.231cm" svg:y2="4.771cm">
          <text:p/>
        </draw:line>
      </draw:page>
      <draw:page draw:name="page9" draw:style-name="dp1" draw:master-page-name="Draw4ja">
        <office:forms form:automatic-focus="false" form:apply-design-mode="false"/>
        <draw:custom-shape draw:style-name="gr16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7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 text:style-name="P14"><text:span text:style-name="T1">&lt;!DOCTYPE html&gt;</text:span></text:p>
            <text:p text:style-name="P14"><text:span text:style-name="T1">&lt;html&gt;</text:span></text:p>
            <text:p text:style-name="P14"><text:span text:style-name="T1"/></text:p>
            <text:p text:style-name="P14"><text:span text:style-name="T1"><text:s text:c="2"/></text:span><text:span text:style-name="T1">&lt;head&gt;</text:span></text:p>
            <text:p text:style-name="P14"><text:span text:style-name="T1"><text:s text:c="4"/></text:span><text:span text:style-name="T1">&lt;meta charset="utf-8"&gt;</text:span></text:p>
            <text:p text:style-name="P14"><text:span text:style-name="T1"><text:s text:c="4"/></text:span><text:span text:style-name="T1">&lt;title&gt;</text:span><text:span text:style-name="T1">練習問題</text:span><text:span text:style-name="T1">06-1&lt;/title&gt;</text:span></text:p>
            <text:p text:style-name="P14"><text:span text:style-name="T1"><text:s text:c="4"/></text:span><text:span text:style-name="T7">&lt;script src="ex06-1.js"&gt;&lt;/script&gt;</text:span></text:p>
            <text:p text:style-name="P14"><text:span text:style-name="T1"><text:s text:c="2"/></text:span><text:span text:style-name="T1">&lt;/head&gt;</text:span></text:p>
            <text:p text:style-name="P14"><text:span text:style-name="T1"/></text:p>
            <text:p text:style-name="P14"><text:span text:style-name="T1"><text:s text:c="2"/></text:span><text:span text:style-name="T1">&lt;body&gt;</text:span></text:p>
            <text:p text:style-name="P14"><text:span text:style-name="T1"><text:s text:c="4"/></text:span><text:span text:style-name="T7">&lt;h1&gt;</text:span><text:span text:style-name="T7">関数の練習</text:span><text:span text:style-name="T7">&lt;/h1&gt;</text:span></text:p>
            <text:p text:style-name="P14"><text:span text:style-name="T1"><text:s text:c="4"/></text:span><text:span text:style-name="T7">&lt;input type="button" value="</text:span><text:span text:style-name="T7">ここをクリック</text:span><text:span text:style-name="T7">" onclick="sayhello();sayhello();"&gt;</text:span></text:p>
            <text:p text:style-name="P14"><text:span text:style-name="T1"><text:s text:c="2"/></text:span><text:span text:style-name="T1">&lt;/body&gt;</text:span></text:p>
            <text:p text:style-name="P14"><text:span text:style-name="T1"/></text:p>
            <text:p text:style-name="P14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15"><text:span text:style-name="T2">file:///hoge/ex06-1.html</text:span></text:p>
          </draw:text-box>
        </draw:frame>
        <draw:custom-shape draw:style-name="gr17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13.962cm" svg:y="9.359cm">
          <draw:text-box>
            <text:p text:style-name="P16"><text:span text:style-name="T5">ex06-1.js</text:span></text:p>
          </draw:text-box>
        </draw:frame>
        <draw:custom-shape draw:style-name="gr17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3.633cm" svg:y="9.32cm">
          <draw:text-box>
            <text:p text:style-name="P16"><text:span text:style-name="T5">ex06-1.html</text:span></text:p>
          </draw:text-box>
        </draw:frame>
        <draw:frame draw:style-name="gr7" draw:text-style-name="P11" draw:layer="layout" svg:width="6.458cm" svg:height="3.516cm" svg:x="14.396cm" svg:y="10.585cm">
          <draw:text-box>
            <text:p text:style-name="P14"><text:span text:style-name="T7">function sayhello() {</text:span></text:p>
            <text:p text:style-name="P14"><text:span text:style-name="T7"><text:s text:c="2"/></text:span><text:span text:style-name="T12">alert('Hello, world!');</text:span></text:p>
            <text:p text:style-name="P14"><text:span text:style-name="T7">}</text:span></text:p>
          </draw:text-box>
        </draw:frame>
        <draw:custom-shape draw:style-name="gr18" draw:text-style-name="P12" draw:layer="Layout" svg:width="5.766cm" svg:height="1.678cm" svg:x="20.992cm" svg:y="3.555cm">
          <text:p text:style-name="P17"><text:span text:style-name="T5">function sayhell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3.677cm" svg:height="1.102cm" svg:x="22.295cm" svg:y="5.49cm">
          <draw:text-box>
            <text:p text:style-name="P18"><text:span text:style-name="T9">関数の登録</text:span></text:p>
          </draw:text-box>
        </draw:frame>
        <draw:frame draw:style-name="gr15" draw:text-style-name="P19" draw:layer="layout" svg:width="5.319cm" svg:height="1.225cm" svg:x="10.727cm" svg:y="3.376cm">
          <draw:text-box>
            <text:p text:style-name="P18"><text:span text:style-name="T11">関数の練習</text:span></text:p>
          </draw:text-box>
        </draw:frame>
        <draw:custom-shape draw:style-name="gr22" draw:text-style-name="P21" draw:layer="Layout" svg:width="3.662cm" svg:height="0.981cm" svg:x="10.819cm" svg:y="4.716cm">
          <text:p text:style-name="P23"><text:span text:style-name="T13">ここ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2" draw:layer="layout" svg:width="8.341cm" svg:height="0.851cm" svg:x="14.036cm" svg:y="6.861cm">
          <draw:text-box>
            <text:p text:style-name="P22"><text:span text:style-name="T14">onclick=”</text:span><text:span text:style-name="T15">sayhello();</text:span><text:span text:style-name="T14">sayhello();”</text:span></text:p>
          </draw:text-box>
        </draw:frame>
        <draw:line draw:style-name="gr8" draw:text-style-name="P1" draw:layer="layout" svg:x1="22.711cm" svg:y1="5.196cm" svg:x2="18.253cm" svg:y2="10.93cm">
          <text:p/>
        </draw:line>
      </draw:page>
      <draw:page draw:name="page10" draw:style-name="dp1" draw:master-page-name="Draw4ja">
        <office:forms form:automatic-focus="false" form:apply-design-mode="false"/>
        <draw:custom-shape draw:style-name="gr16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7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 text:style-name="P14"><text:span text:style-name="T1">&lt;!DOCTYPE html&gt;</text:span></text:p>
            <text:p text:style-name="P14"><text:span text:style-name="T1">&lt;html&gt;</text:span></text:p>
            <text:p text:style-name="P14"><text:span text:style-name="T1"/></text:p>
            <text:p text:style-name="P14"><text:span text:style-name="T1"><text:s text:c="2"/></text:span><text:span text:style-name="T1">&lt;head&gt;</text:span></text:p>
            <text:p text:style-name="P14"><text:span text:style-name="T1"><text:s text:c="4"/></text:span><text:span text:style-name="T1">&lt;meta charset="utf-8"&gt;</text:span></text:p>
            <text:p text:style-name="P14"><text:span text:style-name="T1"><text:s text:c="4"/></text:span><text:span text:style-name="T1">&lt;title&gt;</text:span><text:span text:style-name="T1">練習問題</text:span><text:span text:style-name="T1">06-1&lt;/title&gt;</text:span></text:p>
            <text:p text:style-name="P14"><text:span text:style-name="T1"><text:s text:c="4"/></text:span><text:span text:style-name="T7">&lt;script src="ex06-1.js"&gt;&lt;/script&gt;</text:span></text:p>
            <text:p text:style-name="P14"><text:span text:style-name="T1"><text:s text:c="2"/></text:span><text:span text:style-name="T1">&lt;/head&gt;</text:span></text:p>
            <text:p text:style-name="P14"><text:span text:style-name="T1"/></text:p>
            <text:p text:style-name="P14"><text:span text:style-name="T1"><text:s text:c="2"/></text:span><text:span text:style-name="T1">&lt;body&gt;</text:span></text:p>
            <text:p text:style-name="P14"><text:span text:style-name="T1"><text:s text:c="4"/></text:span><text:span text:style-name="T7">&lt;h1&gt;</text:span><text:span text:style-name="T7">関数の練習</text:span><text:span text:style-name="T7">&lt;/h1&gt;</text:span></text:p>
            <text:p text:style-name="P14"><text:span text:style-name="T1"><text:s text:c="4"/></text:span><text:span text:style-name="T7">&lt;input type="button" value="</text:span><text:span text:style-name="T7">ここをクリック</text:span><text:span text:style-name="T7">" onclick="sayhello();sayhello();"&gt;</text:span></text:p>
            <text:p text:style-name="P14"><text:span text:style-name="T1"><text:s text:c="2"/></text:span><text:span text:style-name="T1">&lt;/body&gt;</text:span></text:p>
            <text:p text:style-name="P14"><text:span text:style-name="T1"/></text:p>
            <text:p text:style-name="P14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15"><text:span text:style-name="T2">file:///hoge/ex06-1.html</text:span></text:p>
          </draw:text-box>
        </draw:frame>
        <draw:custom-shape draw:style-name="gr17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13.962cm" svg:y="9.359cm">
          <draw:text-box>
            <text:p text:style-name="P16"><text:span text:style-name="T5">ex06-1.js</text:span></text:p>
          </draw:text-box>
        </draw:frame>
        <draw:custom-shape draw:style-name="gr17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3.633cm" svg:y="9.32cm">
          <draw:text-box>
            <text:p text:style-name="P16"><text:span text:style-name="T5">ex06-1.html</text:span></text:p>
          </draw:text-box>
        </draw:frame>
        <draw:frame draw:style-name="gr7" draw:text-style-name="P11" draw:layer="layout" svg:width="6.458cm" svg:height="3.516cm" svg:x="14.396cm" svg:y="10.585cm">
          <draw:text-box>
            <text:p text:style-name="P14"><text:span text:style-name="T7">function sayhello() {</text:span></text:p>
            <text:p text:style-name="P14"><text:span text:style-name="T7"><text:s text:c="2"/></text:span><text:span text:style-name="T12">alert('Hello, world!');</text:span></text:p>
            <text:p text:style-name="P14"><text:span text:style-name="T7">}</text:span></text:p>
          </draw:text-box>
        </draw:frame>
        <draw:custom-shape draw:style-name="gr18" draw:text-style-name="P12" draw:layer="Layout" svg:width="5.766cm" svg:height="1.678cm" svg:x="20.992cm" svg:y="3.555cm">
          <text:p text:style-name="P17"><text:span text:style-name="T5">function sayhell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3.677cm" svg:height="1.102cm" svg:x="22.295cm" svg:y="5.49cm">
          <draw:text-box>
            <text:p text:style-name="P18"><text:span text:style-name="T9">関数の登録</text:span></text:p>
          </draw:text-box>
        </draw:frame>
        <draw:frame draw:style-name="gr15" draw:text-style-name="P19" draw:layer="layout" svg:width="5.319cm" svg:height="1.225cm" svg:x="10.727cm" svg:y="3.376cm">
          <draw:text-box>
            <text:p text:style-name="P18"><text:span text:style-name="T11">関数の練習</text:span></text:p>
          </draw:text-box>
        </draw:frame>
        <draw:custom-shape draw:style-name="gr22" draw:text-style-name="P21" draw:layer="Layout" svg:width="3.662cm" svg:height="0.981cm" svg:x="10.819cm" svg:y="4.716cm">
          <text:p text:style-name="P23"><text:span text:style-name="T13">ここ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2" draw:layer="layout" svg:width="8.341cm" svg:height="0.851cm" svg:x="14.591cm" svg:y="5.085cm">
          <draw:text-box>
            <text:p text:style-name="P22"><text:span text:style-name="T14">onclick=”</text:span><text:span text:style-name="T15">sayhello();</text:span><text:span text:style-name="T14">sayhello();”</text:span></text:p>
          </draw:text-box>
        </draw:frame>
        <draw:line draw:style-name="gr8" draw:text-style-name="P1" draw:layer="layout" svg:x1="14.85cm" svg:y1="11.133cm" svg:x2="12.557cm" svg:y2="7.453cm">
          <text:p/>
        </draw:line>
        <draw:custom-shape draw:style-name="gr23" draw:text-style-name="P24" draw:layer="layout" svg:width="3.255cm" svg:height="1.424cm" svg:x="10.911cm" svg:y="6.103cm">
          <text:p text:style-name="P1"><text:span text:style-name="T14">Hello, world!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raw4ja">
        <office:forms form:automatic-focus="false" form:apply-design-mode="false"/>
        <draw:custom-shape draw:style-name="gr16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7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 text:style-name="P14"><text:span text:style-name="T1">&lt;!DOCTYPE html&gt;</text:span></text:p>
            <text:p text:style-name="P14"><text:span text:style-name="T1">&lt;html&gt;</text:span></text:p>
            <text:p text:style-name="P14"><text:span text:style-name="T1"/></text:p>
            <text:p text:style-name="P14"><text:span text:style-name="T1"><text:s text:c="2"/></text:span><text:span text:style-name="T1">&lt;head&gt;</text:span></text:p>
            <text:p text:style-name="P14"><text:span text:style-name="T1"><text:s text:c="4"/></text:span><text:span text:style-name="T1">&lt;meta charset="utf-8"&gt;</text:span></text:p>
            <text:p text:style-name="P14"><text:span text:style-name="T1"><text:s text:c="4"/></text:span><text:span text:style-name="T1">&lt;title&gt;</text:span><text:span text:style-name="T1">練習問題</text:span><text:span text:style-name="T1">06-1&lt;/title&gt;</text:span></text:p>
            <text:p text:style-name="P14"><text:span text:style-name="T1"><text:s text:c="4"/></text:span><text:span text:style-name="T7">&lt;script src="ex06-1.js"&gt;&lt;/script&gt;</text:span></text:p>
            <text:p text:style-name="P14"><text:span text:style-name="T1"><text:s text:c="2"/></text:span><text:span text:style-name="T1">&lt;/head&gt;</text:span></text:p>
            <text:p text:style-name="P14"><text:span text:style-name="T1"/></text:p>
            <text:p text:style-name="P14"><text:span text:style-name="T1"><text:s text:c="2"/></text:span><text:span text:style-name="T1">&lt;body&gt;</text:span></text:p>
            <text:p text:style-name="P14"><text:span text:style-name="T1"><text:s text:c="4"/></text:span><text:span text:style-name="T7">&lt;h1&gt;</text:span><text:span text:style-name="T7">関数の練習</text:span><text:span text:style-name="T7">&lt;/h1&gt;</text:span></text:p>
            <text:p text:style-name="P14"><text:span text:style-name="T1"><text:s text:c="4"/></text:span><text:span text:style-name="T7">&lt;input type="button" value="</text:span><text:span text:style-name="T7">ここをクリック</text:span><text:span text:style-name="T7">" onclick="sayhello();sayhello();"&gt;</text:span></text:p>
            <text:p text:style-name="P14"><text:span text:style-name="T1"><text:s text:c="2"/></text:span><text:span text:style-name="T1">&lt;/body&gt;</text:span></text:p>
            <text:p text:style-name="P14"><text:span text:style-name="T1"/></text:p>
            <text:p text:style-name="P14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15"><text:span text:style-name="T2">file:///hoge/ex06-1.html</text:span></text:p>
          </draw:text-box>
        </draw:frame>
        <draw:custom-shape draw:style-name="gr17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13.962cm" svg:y="9.359cm">
          <draw:text-box>
            <text:p text:style-name="P16"><text:span text:style-name="T5">ex06-1.js</text:span></text:p>
          </draw:text-box>
        </draw:frame>
        <draw:custom-shape draw:style-name="gr17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3.633cm" svg:y="9.32cm">
          <draw:text-box>
            <text:p text:style-name="P16"><text:span text:style-name="T5">ex06-1.html</text:span></text:p>
          </draw:text-box>
        </draw:frame>
        <draw:frame draw:style-name="gr7" draw:text-style-name="P11" draw:layer="layout" svg:width="6.458cm" svg:height="3.516cm" svg:x="14.396cm" svg:y="10.585cm">
          <draw:text-box>
            <text:p text:style-name="P14"><text:span text:style-name="T7">function sayhello() {</text:span></text:p>
            <text:p text:style-name="P14"><text:span text:style-name="T7"><text:s text:c="2"/></text:span><text:span text:style-name="T7">alert('Hello, world!');</text:span></text:p>
            <text:p text:style-name="P14"><text:span text:style-name="T7">}</text:span></text:p>
          </draw:text-box>
        </draw:frame>
        <draw:custom-shape draw:style-name="gr18" draw:text-style-name="P12" draw:layer="Layout" svg:width="5.766cm" svg:height="1.678cm" svg:x="20.992cm" svg:y="3.555cm">
          <text:p text:style-name="P17"><text:span text:style-name="T5">function sayhell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3.677cm" svg:height="1.102cm" svg:x="22.295cm" svg:y="5.49cm">
          <draw:text-box>
            <text:p text:style-name="P18"><text:span text:style-name="T9">関数の登録</text:span></text:p>
          </draw:text-box>
        </draw:frame>
        <draw:frame draw:style-name="gr15" draw:text-style-name="P19" draw:layer="layout" svg:width="5.319cm" svg:height="1.225cm" svg:x="10.727cm" svg:y="3.376cm">
          <draw:text-box>
            <text:p text:style-name="P18"><text:span text:style-name="T11">関数の練習</text:span></text:p>
          </draw:text-box>
        </draw:frame>
        <draw:custom-shape draw:style-name="gr22" draw:text-style-name="P21" draw:layer="Layout" svg:width="3.662cm" svg:height="0.981cm" svg:x="10.819cm" svg:y="4.716cm">
          <text:p text:style-name="P23"><text:span text:style-name="T13">ここ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2" draw:layer="layout" svg:width="8.341cm" svg:height="0.851cm" svg:x="14.591cm" svg:y="5.085cm">
          <draw:text-box>
            <text:p text:style-name="P22"><text:span text:style-name="T14">onclick=”</text:span><text:span text:style-name="T16">sayhello();</text:span><text:span text:style-name="T14">sayhello();”</text:span></text:p>
          </draw:text-box>
        </draw:frame>
        <draw:custom-shape draw:style-name="gr24" draw:text-style-name="P24" draw:layer="Layout" svg:width="3.255cm" svg:height="1.424cm" svg:x="10.911cm" svg:y="6.103cm">
          <text:p text:style-name="P25"><text:span text:style-name="T14">Hello, world!</text:span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raw4ja">
        <office:forms form:automatic-focus="false" form:apply-design-mode="false"/>
        <draw:custom-shape draw:style-name="gr16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7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 text:style-name="P14"><text:span text:style-name="T1">&lt;!DOCTYPE html&gt;</text:span></text:p>
            <text:p text:style-name="P14"><text:span text:style-name="T1">&lt;html&gt;</text:span></text:p>
            <text:p text:style-name="P14"><text:span text:style-name="T1"/></text:p>
            <text:p text:style-name="P14"><text:span text:style-name="T1"><text:s text:c="2"/></text:span><text:span text:style-name="T1">&lt;head&gt;</text:span></text:p>
            <text:p text:style-name="P14"><text:span text:style-name="T1"><text:s text:c="4"/></text:span><text:span text:style-name="T1">&lt;meta charset="utf-8"&gt;</text:span></text:p>
            <text:p text:style-name="P14"><text:span text:style-name="T1"><text:s text:c="4"/></text:span><text:span text:style-name="T1">&lt;title&gt;</text:span><text:span text:style-name="T1">練習問題</text:span><text:span text:style-name="T1">06-1&lt;/title&gt;</text:span></text:p>
            <text:p text:style-name="P14"><text:span text:style-name="T1"><text:s text:c="4"/></text:span><text:span text:style-name="T7">&lt;script src="ex06-1.js"&gt;&lt;/script&gt;</text:span></text:p>
            <text:p text:style-name="P14"><text:span text:style-name="T1"><text:s text:c="2"/></text:span><text:span text:style-name="T1">&lt;/head&gt;</text:span></text:p>
            <text:p text:style-name="P14"><text:span text:style-name="T1"/></text:p>
            <text:p text:style-name="P14"><text:span text:style-name="T1"><text:s text:c="2"/></text:span><text:span text:style-name="T1">&lt;body&gt;</text:span></text:p>
            <text:p text:style-name="P14"><text:span text:style-name="T1"><text:s text:c="4"/></text:span><text:span text:style-name="T7">&lt;h1&gt;</text:span><text:span text:style-name="T7">関数の練習</text:span><text:span text:style-name="T7">&lt;/h1&gt;</text:span></text:p>
            <text:p text:style-name="P14"><text:span text:style-name="T1"><text:s text:c="4"/></text:span><text:span text:style-name="T7">&lt;input type="button" value="</text:span><text:span text:style-name="T7">ここをクリック</text:span><text:span text:style-name="T7">" onclick="sayhello();sayhello();"&gt;</text:span></text:p>
            <text:p text:style-name="P14"><text:span text:style-name="T1"><text:s text:c="2"/></text:span><text:span text:style-name="T1">&lt;/body&gt;</text:span></text:p>
            <text:p text:style-name="P14"><text:span text:style-name="T1"/></text:p>
            <text:p text:style-name="P14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15"><text:span text:style-name="T2">file:///hoge/ex06-1.html</text:span></text:p>
          </draw:text-box>
        </draw:frame>
        <draw:custom-shape draw:style-name="gr17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13.962cm" svg:y="9.359cm">
          <draw:text-box>
            <text:p text:style-name="P16"><text:span text:style-name="T5">ex06-1.js</text:span></text:p>
          </draw:text-box>
        </draw:frame>
        <draw:custom-shape draw:style-name="gr17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3.633cm" svg:y="9.32cm">
          <draw:text-box>
            <text:p text:style-name="P16"><text:span text:style-name="T5">ex06-1.html</text:span></text:p>
          </draw:text-box>
        </draw:frame>
        <draw:frame draw:style-name="gr7" draw:text-style-name="P11" draw:layer="layout" svg:width="6.458cm" svg:height="3.516cm" svg:x="14.396cm" svg:y="10.585cm">
          <draw:text-box>
            <text:p text:style-name="P14"><text:span text:style-name="T7">function sayhello() {</text:span></text:p>
            <text:p text:style-name="P14"><text:span text:style-name="T7"><text:s text:c="2"/></text:span><text:span text:style-name="T7">alert('Hello, world!');</text:span></text:p>
            <text:p text:style-name="P14"><text:span text:style-name="T7">}</text:span></text:p>
          </draw:text-box>
        </draw:frame>
        <draw:custom-shape draw:style-name="gr18" draw:text-style-name="P12" draw:layer="Layout" svg:width="5.766cm" svg:height="1.678cm" svg:x="20.992cm" svg:y="3.555cm">
          <text:p text:style-name="P17"><text:span text:style-name="T5">function sayhell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3.677cm" svg:height="1.102cm" svg:x="22.295cm" svg:y="5.49cm">
          <draw:text-box>
            <text:p text:style-name="P18"><text:span text:style-name="T9">関数の登録</text:span></text:p>
          </draw:text-box>
        </draw:frame>
        <draw:frame draw:style-name="gr15" draw:text-style-name="P19" draw:layer="layout" svg:width="5.319cm" svg:height="1.225cm" svg:x="10.727cm" svg:y="3.376cm">
          <draw:text-box>
            <text:p text:style-name="P18"><text:span text:style-name="T11">関数の練習</text:span></text:p>
          </draw:text-box>
        </draw:frame>
        <draw:custom-shape draw:style-name="gr22" draw:text-style-name="P21" draw:layer="Layout" svg:width="3.662cm" svg:height="0.981cm" svg:x="10.819cm" svg:y="4.716cm">
          <text:p text:style-name="P23"><text:span text:style-name="T13">ここ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2" draw:layer="layout" svg:width="8.341cm" svg:height="0.851cm" svg:x="14.037cm" svg:y="6.213cm">
          <draw:text-box>
            <text:p text:style-name="P22"><text:span text:style-name="T14">onclick=”</text:span><text:span text:style-name="T16">sayhello();</text:span><text:span text:style-name="T15">sayhello();</text:span><text:span text:style-name="T14">”</text:span></text:p>
          </draw:text-box>
        </draw:frame>
        <draw:line draw:style-name="gr8" draw:text-style-name="P1" draw:layer="layout" svg:x1="20.306cm" svg:y1="6.306cm" svg:x2="22.47cm" svg:y2="5.122cm">
          <text:p/>
        </draw:line>
      </draw:page>
      <draw:page draw:name="page13" draw:style-name="dp1" draw:master-page-name="Draw4ja">
        <office:forms form:automatic-focus="false" form:apply-design-mode="false"/>
        <draw:custom-shape draw:style-name="gr16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7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 text:style-name="P14"><text:span text:style-name="T1">&lt;!DOCTYPE html&gt;</text:span></text:p>
            <text:p text:style-name="P14"><text:span text:style-name="T1">&lt;html&gt;</text:span></text:p>
            <text:p text:style-name="P14"><text:span text:style-name="T1"/></text:p>
            <text:p text:style-name="P14"><text:span text:style-name="T1"><text:s text:c="2"/></text:span><text:span text:style-name="T1">&lt;head&gt;</text:span></text:p>
            <text:p text:style-name="P14"><text:span text:style-name="T1"><text:s text:c="4"/></text:span><text:span text:style-name="T1">&lt;meta charset="utf-8"&gt;</text:span></text:p>
            <text:p text:style-name="P14"><text:span text:style-name="T1"><text:s text:c="4"/></text:span><text:span text:style-name="T1">&lt;title&gt;</text:span><text:span text:style-name="T1">練習問題</text:span><text:span text:style-name="T1">06-1&lt;/title&gt;</text:span></text:p>
            <text:p text:style-name="P14"><text:span text:style-name="T1"><text:s text:c="4"/></text:span><text:span text:style-name="T7">&lt;script src="ex06-1.js"&gt;&lt;/script&gt;</text:span></text:p>
            <text:p text:style-name="P14"><text:span text:style-name="T1"><text:s text:c="2"/></text:span><text:span text:style-name="T1">&lt;/head&gt;</text:span></text:p>
            <text:p text:style-name="P14"><text:span text:style-name="T1"/></text:p>
            <text:p text:style-name="P14"><text:span text:style-name="T1"><text:s text:c="2"/></text:span><text:span text:style-name="T1">&lt;body&gt;</text:span></text:p>
            <text:p text:style-name="P14"><text:span text:style-name="T1"><text:s text:c="4"/></text:span><text:span text:style-name="T7">&lt;h1&gt;</text:span><text:span text:style-name="T7">関数の練習</text:span><text:span text:style-name="T7">&lt;/h1&gt;</text:span></text:p>
            <text:p text:style-name="P14"><text:span text:style-name="T1"><text:s text:c="4"/></text:span><text:span text:style-name="T7">&lt;input type="button" value="</text:span><text:span text:style-name="T7">ここをクリック</text:span><text:span text:style-name="T7">" onclick="sayhello();sayhello();"&gt;</text:span></text:p>
            <text:p text:style-name="P14"><text:span text:style-name="T1"><text:s text:c="2"/></text:span><text:span text:style-name="T1">&lt;/body&gt;</text:span></text:p>
            <text:p text:style-name="P14"><text:span text:style-name="T1"/></text:p>
            <text:p text:style-name="P14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15"><text:span text:style-name="T2">file:///hoge/ex06-1.html</text:span></text:p>
          </draw:text-box>
        </draw:frame>
        <draw:custom-shape draw:style-name="gr17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13.962cm" svg:y="9.359cm">
          <draw:text-box>
            <text:p text:style-name="P16"><text:span text:style-name="T5">ex06-1.js</text:span></text:p>
          </draw:text-box>
        </draw:frame>
        <draw:custom-shape draw:style-name="gr17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3.633cm" svg:y="9.32cm">
          <draw:text-box>
            <text:p text:style-name="P16"><text:span text:style-name="T5">ex06-1.html</text:span></text:p>
          </draw:text-box>
        </draw:frame>
        <draw:frame draw:style-name="gr7" draw:text-style-name="P11" draw:layer="layout" svg:width="6.458cm" svg:height="3.516cm" svg:x="14.396cm" svg:y="10.585cm">
          <draw:text-box>
            <text:p text:style-name="P14"><text:span text:style-name="T7">function sayhello() {</text:span></text:p>
            <text:p text:style-name="P14"><text:span text:style-name="T7"><text:s text:c="2"/></text:span><text:span text:style-name="T12">alert('Hello, world!');</text:span></text:p>
            <text:p text:style-name="P14"><text:span text:style-name="T7">}</text:span></text:p>
          </draw:text-box>
        </draw:frame>
        <draw:custom-shape draw:style-name="gr18" draw:text-style-name="P12" draw:layer="Layout" svg:width="5.766cm" svg:height="1.678cm" svg:x="20.992cm" svg:y="3.555cm">
          <text:p text:style-name="P17"><text:span text:style-name="T5">function sayhell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3.677cm" svg:height="1.102cm" svg:x="22.295cm" svg:y="5.49cm">
          <draw:text-box>
            <text:p text:style-name="P18"><text:span text:style-name="T9">関数の登録</text:span></text:p>
          </draw:text-box>
        </draw:frame>
        <draw:frame draw:style-name="gr15" draw:text-style-name="P19" draw:layer="layout" svg:width="5.319cm" svg:height="1.225cm" svg:x="10.727cm" svg:y="3.376cm">
          <draw:text-box>
            <text:p text:style-name="P18"><text:span text:style-name="T11">関数の練習</text:span></text:p>
          </draw:text-box>
        </draw:frame>
        <draw:custom-shape draw:style-name="gr22" draw:text-style-name="P21" draw:layer="Layout" svg:width="3.662cm" svg:height="0.981cm" svg:x="10.819cm" svg:y="4.716cm">
          <text:p text:style-name="P23"><text:span text:style-name="T13">ここ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2" draw:layer="layout" svg:width="8.341cm" svg:height="0.851cm" svg:x="14.037cm" svg:y="6.213cm">
          <draw:text-box>
            <text:p text:style-name="P22"><text:span text:style-name="T14">onclick=”</text:span><text:span text:style-name="T16">sayhello();</text:span><text:span text:style-name="T15">sayhello();</text:span><text:span text:style-name="T14">”</text:span></text:p>
          </draw:text-box>
        </draw:frame>
        <draw:line draw:style-name="gr8" draw:text-style-name="P1" draw:layer="layout" svg:x1="22.637cm" svg:y1="5.178cm" svg:x2="18.179cm" svg:y2="11.041cm">
          <text:p/>
        </draw:line>
      </draw:page>
      <draw:page draw:name="page14" draw:style-name="dp1" draw:master-page-name="Draw4ja">
        <office:forms form:automatic-focus="false" form:apply-design-mode="false"/>
        <draw:custom-shape draw:style-name="gr16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7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 text:style-name="P14"><text:span text:style-name="T1">&lt;!DOCTYPE html&gt;</text:span></text:p>
            <text:p text:style-name="P14"><text:span text:style-name="T1">&lt;html&gt;</text:span></text:p>
            <text:p text:style-name="P14"><text:span text:style-name="T1"/></text:p>
            <text:p text:style-name="P14"><text:span text:style-name="T1"><text:s text:c="2"/></text:span><text:span text:style-name="T1">&lt;head&gt;</text:span></text:p>
            <text:p text:style-name="P14"><text:span text:style-name="T1"><text:s text:c="4"/></text:span><text:span text:style-name="T1">&lt;meta charset="utf-8"&gt;</text:span></text:p>
            <text:p text:style-name="P14"><text:span text:style-name="T1"><text:s text:c="4"/></text:span><text:span text:style-name="T1">&lt;title&gt;</text:span><text:span text:style-name="T1">練習問題</text:span><text:span text:style-name="T1">06-1&lt;/title&gt;</text:span></text:p>
            <text:p text:style-name="P14"><text:span text:style-name="T1"><text:s text:c="4"/></text:span><text:span text:style-name="T7">&lt;script src="ex06-1.js"&gt;&lt;/script&gt;</text:span></text:p>
            <text:p text:style-name="P14"><text:span text:style-name="T1"><text:s text:c="2"/></text:span><text:span text:style-name="T1">&lt;/head&gt;</text:span></text:p>
            <text:p text:style-name="P14"><text:span text:style-name="T1"/></text:p>
            <text:p text:style-name="P14"><text:span text:style-name="T1"><text:s text:c="2"/></text:span><text:span text:style-name="T1">&lt;body&gt;</text:span></text:p>
            <text:p text:style-name="P14"><text:span text:style-name="T1"><text:s text:c="4"/></text:span><text:span text:style-name="T7">&lt;h1&gt;</text:span><text:span text:style-name="T7">関数の練習</text:span><text:span text:style-name="T7">&lt;/h1&gt;</text:span></text:p>
            <text:p text:style-name="P14"><text:span text:style-name="T1"><text:s text:c="4"/></text:span><text:span text:style-name="T7">&lt;input type="button" value="</text:span><text:span text:style-name="T7">ここをクリック</text:span><text:span text:style-name="T7">" onclick="sayhello();sayhello();"&gt;</text:span></text:p>
            <text:p text:style-name="P14"><text:span text:style-name="T1"><text:s text:c="2"/></text:span><text:span text:style-name="T1">&lt;/body&gt;</text:span></text:p>
            <text:p text:style-name="P14"><text:span text:style-name="T1"/></text:p>
            <text:p text:style-name="P14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15"><text:span text:style-name="T2">file:///hoge/ex06-1.html</text:span></text:p>
          </draw:text-box>
        </draw:frame>
        <draw:custom-shape draw:style-name="gr17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13.962cm" svg:y="9.359cm">
          <draw:text-box>
            <text:p text:style-name="P16"><text:span text:style-name="T5">ex06-1.js</text:span></text:p>
          </draw:text-box>
        </draw:frame>
        <draw:custom-shape draw:style-name="gr17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3.633cm" svg:y="9.32cm">
          <draw:text-box>
            <text:p text:style-name="P16"><text:span text:style-name="T5">ex06-1.html</text:span></text:p>
          </draw:text-box>
        </draw:frame>
        <draw:frame draw:style-name="gr7" draw:text-style-name="P11" draw:layer="layout" svg:width="6.458cm" svg:height="3.516cm" svg:x="14.396cm" svg:y="10.585cm">
          <draw:text-box>
            <text:p text:style-name="P14"><text:span text:style-name="T7">function sayhello() {</text:span></text:p>
            <text:p text:style-name="P14"><text:span text:style-name="T7"><text:s text:c="2"/></text:span><text:span text:style-name="T12">alert('Hello, world!');</text:span></text:p>
            <text:p text:style-name="P14"><text:span text:style-name="T7">}</text:span></text:p>
          </draw:text-box>
        </draw:frame>
        <draw:custom-shape draw:style-name="gr18" draw:text-style-name="P12" draw:layer="Layout" svg:width="5.766cm" svg:height="1.678cm" svg:x="20.992cm" svg:y="3.555cm">
          <text:p text:style-name="P17"><text:span text:style-name="T5">function sayhell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3.677cm" svg:height="1.102cm" svg:x="22.295cm" svg:y="5.49cm">
          <draw:text-box>
            <text:p text:style-name="P18"><text:span text:style-name="T9">関数の登録</text:span></text:p>
          </draw:text-box>
        </draw:frame>
        <draw:frame draw:style-name="gr15" draw:text-style-name="P19" draw:layer="layout" svg:width="5.319cm" svg:height="1.225cm" svg:x="10.727cm" svg:y="3.376cm">
          <draw:text-box>
            <text:p text:style-name="P18"><text:span text:style-name="T11">関数の練習</text:span></text:p>
          </draw:text-box>
        </draw:frame>
        <draw:custom-shape draw:style-name="gr22" draw:text-style-name="P21" draw:layer="Layout" svg:width="3.662cm" svg:height="0.981cm" svg:x="10.819cm" svg:y="4.716cm">
          <text:p text:style-name="P23"><text:span text:style-name="T13">ここ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2" draw:layer="layout" svg:width="8.341cm" svg:height="0.851cm" svg:x="14.518cm" svg:y="5.196cm">
          <draw:text-box>
            <text:p text:style-name="P22"><text:span text:style-name="T14">onclick=”</text:span><text:span text:style-name="T16">sayhello();</text:span><text:span text:style-name="T15">sayhello();</text:span><text:span text:style-name="T14">”</text:span></text:p>
          </draw:text-box>
        </draw:frame>
        <draw:line draw:style-name="gr8" draw:text-style-name="P1" draw:layer="layout" svg:x1="14.85cm" svg:y1="11.133cm" svg:x2="12.557cm" svg:y2="7.453cm">
          <text:p/>
        </draw:line>
        <draw:custom-shape draw:style-name="gr23" draw:text-style-name="P24" draw:layer="layout" svg:width="3.255cm" svg:height="1.424cm" svg:x="10.911cm" svg:y="6.103cm">
          <text:p text:style-name="P1"><text:span text:style-name="T14">Hello, world!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raw4ja">
        <office:forms form:automatic-focus="false" form:apply-design-mode="false"/>
        <draw:custom-shape draw:style-name="gr16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7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 text:style-name="P14"><text:span text:style-name="T1">&lt;!DOCTYPE html&gt;</text:span></text:p>
            <text:p text:style-name="P14"><text:span text:style-name="T1">&lt;html&gt;</text:span></text:p>
            <text:p text:style-name="P14"><text:span text:style-name="T1"/></text:p>
            <text:p text:style-name="P14"><text:span text:style-name="T1"><text:s text:c="2"/></text:span><text:span text:style-name="T1">&lt;head&gt;</text:span></text:p>
            <text:p text:style-name="P14"><text:span text:style-name="T1"><text:s text:c="4"/></text:span><text:span text:style-name="T1">&lt;meta charset="utf-8"&gt;</text:span></text:p>
            <text:p text:style-name="P14"><text:span text:style-name="T1"><text:s text:c="4"/></text:span><text:span text:style-name="T1">&lt;title&gt;</text:span><text:span text:style-name="T1">練習問題</text:span><text:span text:style-name="T1">06-1&lt;/title&gt;</text:span></text:p>
            <text:p text:style-name="P14"><text:span text:style-name="T1"><text:s text:c="4"/></text:span><text:span text:style-name="T7">&lt;script src="ex06-1.js"&gt;&lt;/script&gt;</text:span></text:p>
            <text:p text:style-name="P14"><text:span text:style-name="T1"><text:s text:c="2"/></text:span><text:span text:style-name="T1">&lt;/head&gt;</text:span></text:p>
            <text:p text:style-name="P14"><text:span text:style-name="T1"/></text:p>
            <text:p text:style-name="P14"><text:span text:style-name="T1"><text:s text:c="2"/></text:span><text:span text:style-name="T1">&lt;body&gt;</text:span></text:p>
            <text:p text:style-name="P14"><text:span text:style-name="T1"><text:s text:c="4"/></text:span><text:span text:style-name="T7">&lt;h1&gt;</text:span><text:span text:style-name="T7">関数の練習</text:span><text:span text:style-name="T7">&lt;/h1&gt;</text:span></text:p>
            <text:p text:style-name="P14"><text:span text:style-name="T1"><text:s text:c="4"/></text:span><text:span text:style-name="T7">&lt;input type="button" value="</text:span><text:span text:style-name="T7">ここをクリック</text:span><text:span text:style-name="T7">" onclick="sayhello();sayhello();"&gt;</text:span></text:p>
            <text:p text:style-name="P14"><text:span text:style-name="T1"><text:s text:c="2"/></text:span><text:span text:style-name="T1">&lt;/body&gt;</text:span></text:p>
            <text:p text:style-name="P14"><text:span text:style-name="T1"/></text:p>
            <text:p text:style-name="P14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15"><text:span text:style-name="T2">file:///hoge/ex06-1.html</text:span></text:p>
          </draw:text-box>
        </draw:frame>
        <draw:custom-shape draw:style-name="gr17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13.962cm" svg:y="9.359cm">
          <draw:text-box>
            <text:p text:style-name="P16"><text:span text:style-name="T5">ex06-1.js</text:span></text:p>
          </draw:text-box>
        </draw:frame>
        <draw:custom-shape draw:style-name="gr17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3.633cm" svg:y="9.32cm">
          <draw:text-box>
            <text:p text:style-name="P16"><text:span text:style-name="T5">ex06-1.html</text:span></text:p>
          </draw:text-box>
        </draw:frame>
        <draw:frame draw:style-name="gr7" draw:text-style-name="P11" draw:layer="layout" svg:width="6.458cm" svg:height="3.516cm" svg:x="14.396cm" svg:y="10.585cm">
          <draw:text-box>
            <text:p text:style-name="P14"><text:span text:style-name="T7">function sayhello() {</text:span></text:p>
            <text:p text:style-name="P14"><text:span text:style-name="T7"><text:s text:c="2"/></text:span><text:span text:style-name="T7">alert('Hello, world!');</text:span></text:p>
            <text:p text:style-name="P14"><text:span text:style-name="T7">}</text:span></text:p>
          </draw:text-box>
        </draw:frame>
        <draw:custom-shape draw:style-name="gr18" draw:text-style-name="P12" draw:layer="Layout" svg:width="5.766cm" svg:height="1.678cm" svg:x="20.992cm" svg:y="3.555cm">
          <text:p text:style-name="P17"><text:span text:style-name="T5">function sayhell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3.677cm" svg:height="1.102cm" svg:x="22.295cm" svg:y="5.49cm">
          <draw:text-box>
            <text:p text:style-name="P18"><text:span text:style-name="T9">関数の登録</text:span></text:p>
          </draw:text-box>
        </draw:frame>
        <draw:frame draw:style-name="gr15" draw:text-style-name="P19" draw:layer="layout" svg:width="5.319cm" svg:height="1.225cm" svg:x="10.727cm" svg:y="3.376cm">
          <draw:text-box>
            <text:p text:style-name="P18"><text:span text:style-name="T11">関数の練習</text:span></text:p>
          </draw:text-box>
        </draw:frame>
        <draw:custom-shape draw:style-name="gr22" draw:text-style-name="P21" draw:layer="Layout" svg:width="3.662cm" svg:height="0.981cm" svg:x="10.819cm" svg:y="4.716cm">
          <text:p text:style-name="P23"><text:span text:style-name="T13">ここ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2" draw:layer="layout" svg:width="8.341cm" svg:height="0.851cm" svg:x="14.518cm" svg:y="5.196cm">
          <draw:text-box>
            <text:p text:style-name="P22"><text:span text:style-name="T14">onclick=”</text:span><text:span text:style-name="T16">sayhello();sayhello();</text:span><text:span text:style-name="T14">”</text:span></text:p>
          </draw:text-box>
        </draw:frame>
        <draw:custom-shape draw:style-name="gr24" draw:text-style-name="P24" draw:layer="Layout" svg:width="3.255cm" svg:height="1.424cm" svg:x="10.911cm" svg:y="6.103cm">
          <text:p text:style-name="P25"><text:span text:style-name="T14">Hello, world!</text:span>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raw4ja">
        <office:forms form:automatic-focus="false" form:apply-design-mode="false"/>
        <draw:custom-shape draw:style-name="gr16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7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 text:style-name="P14"><text:span text:style-name="T1">&lt;!DOCTYPE html&gt;</text:span></text:p>
            <text:p text:style-name="P14"><text:span text:style-name="T1">&lt;html&gt;</text:span></text:p>
            <text:p text:style-name="P14"><text:span text:style-name="T1"/></text:p>
            <text:p text:style-name="P14"><text:span text:style-name="T1"><text:s text:c="2"/></text:span><text:span text:style-name="T1">&lt;head&gt;</text:span></text:p>
            <text:p text:style-name="P14"><text:span text:style-name="T1"><text:s text:c="4"/></text:span><text:span text:style-name="T1">&lt;meta charset="utf-8"&gt;</text:span></text:p>
            <text:p text:style-name="P14"><text:span text:style-name="T1"><text:s text:c="4"/></text:span><text:span text:style-name="T1">&lt;title&gt;</text:span><text:span text:style-name="T1">練習問題</text:span><text:span text:style-name="T1">06-1&lt;/title&gt;</text:span></text:p>
            <text:p text:style-name="P14"><text:span text:style-name="T1"><text:s text:c="4"/></text:span><text:span text:style-name="T7">&lt;script src="ex06-1.js"&gt;&lt;/script&gt;</text:span></text:p>
            <text:p text:style-name="P14"><text:span text:style-name="T1"><text:s text:c="2"/></text:span><text:span text:style-name="T1">&lt;/head&gt;</text:span></text:p>
            <text:p text:style-name="P14"><text:span text:style-name="T1"/></text:p>
            <text:p text:style-name="P14"><text:span text:style-name="T1"><text:s text:c="2"/></text:span><text:span text:style-name="T1">&lt;body&gt;</text:span></text:p>
            <text:p text:style-name="P14"><text:span text:style-name="T1"><text:s text:c="4"/></text:span><text:span text:style-name="T7">&lt;h1&gt;</text:span><text:span text:style-name="T7">関数の練習</text:span><text:span text:style-name="T7">&lt;/h1&gt;</text:span></text:p>
            <text:p text:style-name="P14"><text:span text:style-name="T1"><text:s text:c="4"/></text:span><text:span text:style-name="T7">&lt;input type="button" value="</text:span><text:span text:style-name="T7">ここをクリック</text:span><text:span text:style-name="T7">" onclick="sayhello();sayhello();"&gt;</text:span></text:p>
            <text:p text:style-name="P14"><text:span text:style-name="T1"><text:s text:c="2"/></text:span><text:span text:style-name="T1">&lt;/body&gt;</text:span></text:p>
            <text:p text:style-name="P14"><text:span text:style-name="T1"/></text:p>
            <text:p text:style-name="P14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15"><text:span text:style-name="T2">file:///hoge/ex06-1.html</text:span></text:p>
          </draw:text-box>
        </draw:frame>
        <draw:custom-shape draw:style-name="gr17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13.962cm" svg:y="9.359cm">
          <draw:text-box>
            <text:p text:style-name="P16"><text:span text:style-name="T5">ex06-1.js</text:span></text:p>
          </draw:text-box>
        </draw:frame>
        <draw:custom-shape draw:style-name="gr17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4.498cm" svg:height="0.962cm" svg:x="3.633cm" svg:y="9.32cm">
          <draw:text-box>
            <text:p text:style-name="P16"><text:span text:style-name="T5">ex06-1.html</text:span></text:p>
          </draw:text-box>
        </draw:frame>
        <draw:frame draw:style-name="gr7" draw:text-style-name="P11" draw:layer="layout" svg:width="6.458cm" svg:height="3.516cm" svg:x="14.396cm" svg:y="10.585cm">
          <draw:text-box>
            <text:p text:style-name="P14"><text:span text:style-name="T7">function sayhello() {</text:span></text:p>
            <text:p text:style-name="P14"><text:span text:style-name="T7"><text:s text:c="2"/></text:span><text:span text:style-name="T7">alert('Hello, world!');</text:span></text:p>
            <text:p text:style-name="P14"><text:span text:style-name="T7">}</text:span></text:p>
          </draw:text-box>
        </draw:frame>
        <draw:custom-shape draw:style-name="gr18" draw:text-style-name="P12" draw:layer="Layout" svg:width="5.766cm" svg:height="1.678cm" svg:x="20.992cm" svg:y="3.555cm">
          <text:p text:style-name="P17"><text:span text:style-name="T5">function sayhell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3.677cm" svg:height="1.102cm" svg:x="22.295cm" svg:y="5.49cm">
          <draw:text-box>
            <text:p text:style-name="P18"><text:span text:style-name="T9">関数の登録</text:span></text:p>
          </draw:text-box>
        </draw:frame>
        <draw:frame draw:style-name="gr15" draw:text-style-name="P19" draw:layer="layout" svg:width="5.319cm" svg:height="1.225cm" svg:x="10.727cm" svg:y="3.376cm">
          <draw:text-box>
            <text:p text:style-name="P18"><text:span text:style-name="T11">関数の練習</text:span></text:p>
          </draw:text-box>
        </draw:frame>
        <draw:custom-shape draw:style-name="gr22" draw:text-style-name="P21" draw:layer="Layout" svg:width="3.662cm" svg:height="0.981cm" svg:x="10.819cm" svg:y="4.716cm">
          <text:p text:style-name="P23"><text:span text:style-name="T13">ここ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2" draw:layer="layout" svg:width="8.341cm" svg:height="0.851cm" svg:x="14.518cm" svg:y="5.196cm">
          <draw:text-box>
            <text:p text:style-name="P22"><text:span text:style-name="T14">onclick=”</text:span><text:span text:style-name="T16">sayhello();sayhello();</text:span><text:span text:style-name="T14">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 Pゴシック2" svg:font-family="'IPA Pゴシック', IPAPGothic" style:font-adornments="標準" style:font-family-generic="moder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Hiragino Kaku Gothic Pro1" svg:font-family="'Hiragino Kaku Gothic Pro'" style:font-family-generic="swiss" style:font-pitch="variable"/>
    <style:font-face style:name="Hiragino Kaku Gothic Pro" svg:font-family="'Hiragino Kaku Gothic Pro'" style:font-adornments="標準" style:font-family-generic="swiss" style:font-pitch="variable"/>
    <style:font-face style:name="Hiragino Maru Gothic ProN1" svg:font-family="'Hiragino Maru Gothic ProN'" style:font-family-generic="swiss" style:font-pitch="variable"/>
    <style:font-face style:name="Hiragino Maru Gothic ProN" svg:font-family="'Hiragino Maru Gothic ProN'" style:font-adornments="標準" style:font-family-generic="swiss" style:font-pitch="variable"/>
    <style:font-face style:name="IPA Pゴシック3" svg:font-family="'IPA Pゴシック', IPAPGothic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ja" style:country-asian="JP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 Pゴシック2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name-asian="IPA Pゴシック2" style:font-family-asian="'IPA Pゴシック', IPAPGothic" style:font-style-name-asian="標準" style:font-family-generic-asian="modern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4ja" style:page-layout-name="PM0" draw:style-name="Mdp1"/>
    <style:master-page style:name="Draw4ja_5f_" style:display-name="Draw4ja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MacOSX_x86 LibreOffice_project/8a35821d8636a03b8bf4e15b48f59794652c68ba</meta:generator>
    <meta:creation-date>2016-02-06T19:26:00.030088000</meta:creation-date>
    <meta:editing-cycles>1</meta:editing-cycles>
    <meta:editing-duration>P0D</meta:editing-duration>
    <meta:document-statistic meta:object-count="244"/>
    <meta:user-defined meta:name="Info 1"/>
    <meta:user-defined meta:name="Info 2"/>
    <meta:user-defined meta:name="Info 3"/>
    <meta:user-defined meta:name="Info 4"/>
  </office:meta>
</office:document-meta>
</file>